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35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99"/>
    <style:style style:name="ce19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cd4d1"/>
    </style:style>
    <style:style style:name="ce8" style:family="table-cell" style:parent-style-name="Default">
      <style:table-cell-properties fo:background-color="#fcd4d1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99"/>
    <style:style style:name="ce18" style:family="table-cell" style:parent-style-name="Default">
      <style:table-cell-properties fo:background-color="#fcd4d1"/>
    </style:style>
    <style:style style:name="ce20" style:family="table-cell" style:parent-style-name="Default">
      <style:table-cell-properties fo:background-color="#fcd4d1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2e0a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2e0ae"/>
    </style:style>
    <style:style style:name="ce12" style:family="table-cell" style:parent-style-name="Default">
      <style:table-cell-properties fo:background-color="#adc5e7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bundle_iterations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column table:style-name="co3" table:default-cell-style-name="ce1"/>
        <table:table-column table:style-name="co3" table:default-cell-style-name="ce16"/>
        <table:table-column table:style-name="co3" table:default-cell-style-name="ce17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Iter_0</text:p>
          </table:table-cell>
          <table:table-cell office:value-type="string" calcext:value-type="string">
            <text:p>Iter_1</text:p>
          </table:table-cell>
          <table:table-cell office:value-type="string" calcext:value-type="string">
            <text:p>Iter_2</text:p>
          </table:table-cell>
          <table:table-cell office:value-type="string" calcext:value-type="string">
            <text:p>Iter_3</text:p>
          </table:table-cell>
          <table:table-cell office:value-type="string" calcext:value-type="string">
            <text:p>Iter_4</text:p>
          </table:table-cell>
          <table:table-cell office:value-type="string" calcext:value-type="string">
            <text:p>Iter_5</text:p>
          </table:table-cell>
          <table:table-cell office:value-type="string" calcext:value-type="string">
            <text:p>Iter_6</text:p>
          </table:table-cell>
          <table:table-cell office:value-type="string" calcext:value-type="string">
            <text:p>Iter_7</text:p>
          </table:table-cell>
          <table:table-cell office:value-type="string" calcext:value-type="string">
            <text:p>Iter_8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final</text:p>
          </table:table-cell>
          <table:table-cell table:style-name="Default" office:value-type="string" calcext:value-type="string">
            <text:p>Compare</text:p>
          </table:table-cell>
          <table:table-cell office:value-type="string" calcext:value-type="string">
            <text:p>diff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SWITCH([.J2];[.$O$10];[.$P$10];[.$O$11];[.$P$11];[.$O$12];[.$P$12];[.$O$13];[.$P$13];[.$O$14];[.$P$14])" office:value-type="string" office:string-value="Lateral" calcext:value-type="string">
            <text:p>Lateral</text:p>
          </table:table-cell>
          <table:table-cell office:value-type="string" calcext:value-type="string">
            <text:p>Avoidance</text:p>
          </table:table-cell>
          <table:table-cell table:formula="of:=EXACT([.K2];[.L2])" office:value-type="boolean" office:boolean-value="false" calcext:value-type="boolean">
            <text:p>FALSE</text:p>
          </table:table-cell>
          <table:table-cell table:formula="of:=93-SUM([.M2:.M94])" office:value-type="float" office:value="7" calcext:value-type="float">
            <text:p>7</text:p>
          </table:table-cell>
          <table:table-cell table:number-columns-repeated="2"/>
          <table:table-cell table:style-name="ce9" office:value-type="string" calcext:value-type="string">
            <text:p>Iter_0</text:p>
          </table:table-cell>
          <table:table-cell table:style-name="ce12" office:value-type="string" calcext:value-type="string">
            <text:p>mulilevel_clustering all cells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M.MICROSOFT.SWITCH([.J3];[.$O$10];[.$P$10];[.$O$11];[.$P$11];[.$O$12];[.$P$12];[.$O$13];[.$P$13];[.$O$14];[.$P$14])" office:value-type="string" office:string-value="Lateral" calcext:value-type="string">
            <text:p>Lateral</text:p>
          </table:table-cell>
          <table:table-cell office:value-type="string" calcext:value-type="string">
            <text:p>Lateral</text:p>
          </table:table-cell>
          <table:table-cell table:formula="of:=EXACT([.K3];[.L3])" office:value-type="boolean" office:boolean-value="true" calcext:value-type="boolean">
            <text:p>TRUE</text:p>
          </table:table-cell>
          <table:table-cell table:number-columns-repeated="3"/>
          <table:table-cell table:style-name="ce9" office:value-type="string" calcext:value-type="string">
            <text:p>Iter_1</text:p>
          </table:table-cell>
          <table:table-cell table:style-name="ce12" office:value-type="string" calcext:value-type="string">
            <text:p>multilevel clustering anterior sensory removed</text:p>
          </table:table-cell>
        </table:table-row>
        <table:table-row table:style-name="ro1">
          <table:table-cell office:value-type="string" calcext:value-type="string">
            <text:p>ADFL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COM.MICROSOFT.SWITCH([.J4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Taxis</text:p>
          </table:table-cell>
          <table:table-cell table:formula="of:=EXACT([.K4];[.L4])" office:value-type="boolean" office:boolean-value="true" calcext:value-type="boolean">
            <text:p>TRUE</text:p>
          </table:table-cell>
          <table:table-cell table:number-columns-repeated="3"/>
          <table:table-cell table:style-name="ce9" office:value-type="string" calcext:value-type="string">
            <text:p>Iter_2</text:p>
          </table:table-cell>
          <table:table-cell table:style-name="ce12" office:value-type="string" calcext:value-type="string">
            <text:p>Reclassify 0 → 2 based on contact matrix, 25% of module 0 membrane contact is with module 2</text:p>
          </table:table-cell>
        </table:table-row>
        <table:table-row table:style-name="ro1">
          <table:table-cell office:value-type="string" calcext:value-type="string">
            <text:p>ADLL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COM.MICROSOFT.SWITCH([.J5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Taxis</text:p>
          </table:table-cell>
          <table:table-cell table:formula="of:=EXACT([.K5];[.L5])" office:value-type="boolean" office:boolean-value="true" calcext:value-type="boolean">
            <text:p>TRUE</text:p>
          </table:table-cell>
          <table:table-cell table:number-columns-repeated="3"/>
          <table:table-cell table:style-name="ce9" office:value-type="string" calcext:value-type="string">
            <text:p>Iter_3</text:p>
          </table:table-cell>
          <table:table-cell table:style-name="ce12" office:value-type="string" calcext:value-type="string">
            <text:p>now also remove cluster 5 from the analysis, module is small and unable to make functional sense of these cells, also remove RIP which will be grouped with the anterior sensory</text:p>
          </table:table-cell>
        </table:table-row>
        <table:table-row table:style-name="ro1">
          <table:table-cell office:value-type="string" calcext:value-type="string">
            <text:p>AFDL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COM.MICROSOFT.SWITCH([.J6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Taxis</text:p>
          </table:table-cell>
          <table:table-cell table:formula="of:=EXACT([.K6];[.L6])" office:value-type="boolean" office:boolean-value="true" calcext:value-type="boolean">
            <text:p>TRUE</text:p>
          </table:table-cell>
          <table:table-cell table:number-columns-repeated="3"/>
          <table:table-cell table:style-name="ce9" office:value-type="string" calcext:value-type="string">
            <text:p>Iter_4</text:p>
          </table:table-cell>
          <table:table-cell table:style-name="ce12" office:value-type="string" calcext:value-type="string">
            <text:p>assign all of the -1 nodes to a bundle</text:p>
          </table:table-cell>
        </table:table-row>
        <table:table-row table:style-name="ro1">
          <table:table-cell office:value-type="string" calcext:value-type="string">
            <text:p>AIAL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COM.MICROSOFT.SWITCH([.J7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Taxis</text:p>
          </table:table-cell>
          <table:table-cell table:formula="of:=EXACT([.K7];[.L7])" office:value-type="boolean" office:boolean-value="true" calcext:value-type="boolean">
            <text:p>TRUE</text:p>
          </table:table-cell>
          <table:table-cell table:number-columns-repeated="3"/>
          <table:table-cell table:style-name="ce9" office:value-type="string" calcext:value-type="string">
            <text:p>Iter_5</text:p>
          </table:table-cell>
          <table:table-cell table:style-name="ce12" office:value-type="string" calcext:value-type="string">
            <text:p>ressign <text:s/>RMD, BAG, AVE</text:p>
          </table:table-cell>
        </table:table-row>
        <table:table-row table:style-name="ro1">
          <table:table-cell office:value-type="string" calcext:value-type="string">
            <text:p>AIBL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COM.MICROSOFT.SWITCH([.J8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Taxis</text:p>
          </table:table-cell>
          <table:table-cell table:formula="of:=EXACT([.K8];[.L8])" office:value-type="boolean" office:boolean-value="true" calcext:value-type="boolean">
            <text:p>TRUE</text:p>
          </table:table-cell>
          <table:table-cell table:number-columns-repeated="3"/>
          <table:table-cell table:style-name="ce9" office:value-type="string" calcext:value-type="string">
            <text:p>Iter_6</text:p>
          </table:table-cell>
          <table:table-cell table:style-name="ce12" office:value-type="string" calcext:value-type="string">
            <text:p>reassign axons spread across bundles to be more central RIC → subl, RID→subl,RIH→anterior,sdql→subl,urxl→subl(based on axon trajectory, though dendrite is adjacent to anterior)</text:p>
          </table:table-cell>
        </table:table-row>
        <table:table-row table:style-name="ro1">
          <table:table-cell office:value-type="string" calcext:value-type="string">
            <text:p>AIML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table:formula="of:=COM.MICROSOFT.SWITCH([.J9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Taxis</text:p>
          </table:table-cell>
          <table:table-cell table:formula="of:=EXACT([.K9];[.L9])" office:value-type="boolean" office:boolean-value="true" calcext:value-type="boolean">
            <text:p>TRUE</text:p>
          </table:table-cell>
          <table:table-cell/>
          <table:table-cell table:style-name="ce18" office:value-type="string" calcext:value-type="string">
            <text:p>key</text:p>
          </table:table-cell>
          <table:table-cell table:style-name="ce18"/>
          <table:table-cell table:style-name="ce9" office:value-type="string" calcext:value-type="string">
            <text:p>Iter_7</text:p>
          </table:table-cell>
          <table:table-cell table:style-name="ce12" office:value-type="string" calcext:value-type="string">
            <text:p>ADAL→lat,ALN→ lat, AVF→taxis,RMG→lat,urx→taxis</text:p>
          </table:table-cell>
        </table:table-row>
        <table:table-row table:style-name="ro1">
          <table:table-cell office:value-type="string" calcext:value-type="string">
            <text:p>AINL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COM.MICROSOFT.SWITCH([.J10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Taxis</text:p>
          </table:table-cell>
          <table:table-cell table:formula="of:=EXACT([.K10];[.L10])" office:value-type="boolean" office:boolean-value="true" calcext:value-type="boolean">
            <text:p>TRUE</text:p>
          </table:table-cell>
          <table:table-cell/>
          <table:table-cell table:style-name="ce20" office:value-type="float" office:value="0" calcext:value-type="float">
            <text:p>0</text:p>
          </table:table-cell>
          <table:table-cell table:style-name="ce18" office:value-type="string" calcext:value-type="string">
            <text:p>Avoid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YL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COM.MICROSOFT.SWITCH([.J11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Taxis</text:p>
          </table:table-cell>
          <table:table-cell table:formula="of:=EXACT([.K11];[.L11])" office:value-type="boolean" office:boolean-value="true" calcext:value-type="boolean">
            <text:p>TRUE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Lat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ZL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COM.MICROSOFT.SWITCH([.J12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Taxis</text:p>
          </table:table-cell>
          <table:table-cell table:formula="of:=EXACT([.K12];[.L12])" office:value-type="boolean" office:boolean-value="true" calcext:value-type="boolean">
            <text:p>TRUE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Sublat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COM.MICROSOFT.SWITCH([.J13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Taxis</text:p>
          </table:table-cell>
          <table:table-cell table:formula="of:=EXACT([.K13];[.L13])" office:value-type="boolean" office:boolean-value="true" calcext:value-type="boolean">
            <text:p>TRUE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18" office:value-type="string" calcext:value-type="string">
            <text:p>Tax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M.MICROSOFT.SWITCH([.J14];[.$O$10];[.$P$10];[.$O$11];[.$P$11];[.$O$12];[.$P$12];[.$O$13];[.$P$13];[.$O$14];[.$P$14])" office:value-type="string" office:string-value="Avoidance" calcext:value-type="string">
            <text:p>Avoidance</text:p>
          </table:table-cell>
          <table:table-cell office:value-type="string" calcext:value-type="string">
            <text:p>Avoidance</text:p>
          </table:table-cell>
          <table:table-cell table:formula="of:=EXACT([.K14];[.L14])" office:value-type="boolean" office:boolean-value="true" calcext:value-type="boolean">
            <text:p>TRUE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18" office:value-type="string" calcext:value-type="string">
            <text:p>Ante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N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SWITCH([.J15];[.$O$10];[.$P$10];[.$O$11];[.$P$11];[.$O$12];[.$P$12];[.$O$13];[.$P$13];[.$O$14];[.$P$14])" office:value-type="string" office:string-value="Lateral" calcext:value-type="string">
            <text:p>Lateral</text:p>
          </table:table-cell>
          <table:table-cell office:value-type="string" calcext:value-type="string">
            <text:p>Sublateral</text:p>
          </table:table-cell>
          <table:table-cell table:formula="of:=EXACT([.K15];[.L1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M.MICROSOFT.SWITCH([.J16];[.$O$10];[.$P$10];[.$O$11];[.$P$11];[.$O$12];[.$P$12];[.$O$13];[.$P$13];[.$O$14];[.$P$14])" office:value-type="string" office:string-value="Avoidance" calcext:value-type="string">
            <text:p>Avoidance</text:p>
          </table:table-cell>
          <table:table-cell office:value-type="string" calcext:value-type="string">
            <text:p>Avoidance</text:p>
          </table:table-cell>
          <table:table-cell table:formula="of:=EXACT([.K16];[.L1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EL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COM.MICROSOFT.SWITCH([.J17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Taxis</text:p>
          </table:table-cell>
          <table:table-cell table:formula="of:=EXACT([.K17];[.L1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GL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COM.MICROSOFT.SWITCH([.J18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Taxis</text:p>
          </table:table-cell>
          <table:table-cell table:formula="of:=EXACT([.K18];[.L1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H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M.MICROSOFT.SWITCH([.J19];[.$O$10];[.$P$10];[.$O$11];[.$P$11];[.$O$12];[.$P$12];[.$O$13];[.$P$13];[.$O$14];[.$P$14])" office:value-type="string" office:string-value="Avoidance" calcext:value-type="string">
            <text:p>Avoidance</text:p>
          </table:table-cell>
          <table:table-cell office:value-type="string" calcext:value-type="string">
            <text:p>Avoidance</text:p>
          </table:table-cell>
          <table:table-cell table:formula="of:=EXACT([.K19];[.L19])" office:value-type="boolean" office:boolean-value="true" calcext:value-type="boolean">
            <text:p>TRUE</text:p>
          </table:table-cell>
          <table:table-cell table:number-columns-repeated="3"/>
          <table:table-cell table:style-name="ce10" office:value-type="string" calcext:value-type="string">
            <text:p>Notes* </text:p>
          </table:table-cell>
          <table:table-cell/>
        </table:table-row>
        <table:table-row table:style-name="ro1">
          <table:table-cell office:value-type="string" calcext:value-type="string">
            <text:p>ASIL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COM.MICROSOFT.SWITCH([.J20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Taxis</text:p>
          </table:table-cell>
          <table:table-cell table:formula="of:=EXACT([.K20];[.L20])" office:value-type="boolean" office:boolean-value="true" calcext:value-type="boolean">
            <text:p>TRUE</text:p>
          </table:table-cell>
          <table:table-cell table:number-columns-repeated="3"/>
          <table:table-cell table:style-name="ce11" office:value-type="string" calcext:value-type="string">
            <text:p>leave RIR in taxis</text:p>
          </table:table-cell>
          <table:table-cell/>
        </table:table-row>
        <table:table-row table:style-name="ro1">
          <table:table-cell office:value-type="string" calcext:value-type="string">
            <text:p>ASJL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COM.MICROSOFT.SWITCH([.J21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Taxis</text:p>
          </table:table-cell>
          <table:table-cell table:formula="of:=EXACT([.K21];[.L21])" office:value-type="boolean" office:boolean-value="true" calcext:value-type="boolean">
            <text:p>TRUE</text:p>
          </table:table-cell>
          <table:table-cell table:number-columns-repeated="3"/>
          <table:table-cell table:style-name="ce11" office:value-type="string" calcext:value-type="string">
            <text:p>leave RMHL in lateral</text:p>
          </table:table-cell>
          <table:table-cell/>
        </table:table-row>
        <table:table-row table:style-name="ro1">
          <table:table-cell office:value-type="string" calcext:value-type="string">
            <text:p>ASKL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COM.MICROSOFT.SWITCH([.J22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Taxis</text:p>
          </table:table-cell>
          <table:table-cell table:formula="of:=EXACT([.K22];[.L22])" office:value-type="boolean" office:boolean-value="true" calcext:value-type="boolean">
            <text:p>TRUE</text:p>
          </table:table-cell>
          <table:table-cell table:number-columns-repeated="3"/>
          <table:table-cell table:style-name="ce11" office:value-type="string" calcext:value-type="string">
            <text:p>leave AVFL in avoidance</text:p>
          </table:table-cell>
          <table:table-cell/>
        </table:table-row>
        <table:table-row table:style-name="ro1">
          <table:table-cell office:value-type="string" calcext:value-type="string">
            <text:p>AUAL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COM.MICROSOFT.SWITCH([.J23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Taxis</text:p>
          </table:table-cell>
          <table:table-cell table:formula="of:=EXACT([.K23];[.L23])" office:value-type="boolean" office:boolean-value="true" calcext:value-type="boolean">
            <text:p>TRUE</text:p>
          </table:table-cell>
          <table:table-cell table:number-columns-repeated="3"/>
          <table:table-cell table:style-name="ce11" office:value-type="string" calcext:value-type="string">
            <text:p>BAG in avoidance because of trajectory, taxis contact is mostly with RIB</text:p>
          </table:table-cell>
          <table:table-cell/>
        </table:table-row>
        <table:table-row table:style-name="ro1">
          <table:table-cell office:value-type="string" calcext:value-type="string">
            <text:p>AV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M.MICROSOFT.SWITCH([.J24];[.$O$10];[.$P$10];[.$O$11];[.$P$11];[.$O$12];[.$P$12];[.$O$13];[.$P$13];[.$O$14];[.$P$14])" office:value-type="string" office:string-value="Lateral" calcext:value-type="string">
            <text:p>Lateral</text:p>
          </table:table-cell>
          <table:table-cell office:value-type="string" calcext:value-type="string">
            <text:p>Lateral</text:p>
          </table:table-cell>
          <table:table-cell table:formula="of:=EXACT([.K24];[.L2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B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M.MICROSOFT.SWITCH([.J25];[.$O$10];[.$P$10];[.$O$11];[.$P$11];[.$O$12];[.$P$12];[.$O$13];[.$P$13];[.$O$14];[.$P$14])" office:value-type="string" office:string-value="Avoidance" calcext:value-type="string">
            <text:p>Avoidance</text:p>
          </table:table-cell>
          <table:table-cell office:value-type="string" calcext:value-type="string">
            <text:p>Avoidance</text:p>
          </table:table-cell>
          <table:table-cell table:formula="of:=EXACT([.K25];[.L2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D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M.MICROSOFT.SWITCH([.J26];[.$O$10];[.$P$10];[.$O$11];[.$P$11];[.$O$12];[.$P$12];[.$O$13];[.$P$13];[.$O$14];[.$P$14])" office:value-type="string" office:string-value="Avoidance" calcext:value-type="string">
            <text:p>Avoidance</text:p>
          </table:table-cell>
          <table:table-cell office:value-type="string" calcext:value-type="string">
            <text:p>Avoidance</text:p>
          </table:table-cell>
          <table:table-cell table:formula="of:=EXACT([.K26];[.L2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L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M.MICROSOFT.SWITCH([.J27];[.$O$10];[.$P$10];[.$O$11];[.$P$11];[.$O$12];[.$P$12];[.$O$13];[.$P$13];[.$O$14];[.$P$14])" office:value-type="string" office:string-value="Lateral" calcext:value-type="string">
            <text:p>Lateral</text:p>
          </table:table-cell>
          <table:table-cell office:value-type="string" calcext:value-type="string">
            <text:p>Lateral</text:p>
          </table:table-cell>
          <table:table-cell table:formula="of:=EXACT([.K27];[.L2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FL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M.MICROSOFT.SWITCH([.J28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Sublateral</text:p>
          </table:table-cell>
          <table:table-cell table:formula="of:=EXACT([.K28];[.L2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H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M.MICROSOFT.SWITCH([.J29];[.$O$10];[.$P$10];[.$O$11];[.$P$11];[.$O$12];[.$P$12];[.$O$13];[.$P$13];[.$O$14];[.$P$14])" office:value-type="string" office:string-value="Avoidance" calcext:value-type="string">
            <text:p>Avoidance</text:p>
          </table:table-cell>
          <table:table-cell office:value-type="string" calcext:value-type="string">
            <text:p>Avoidance</text:p>
          </table:table-cell>
          <table:table-cell table:formula="of:=EXACT([.K29];[.L2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J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M.MICROSOFT.SWITCH([.J30];[.$O$10];[.$P$10];[.$O$11];[.$P$11];[.$O$12];[.$P$12];[.$O$13];[.$P$13];[.$O$14];[.$P$14])" office:value-type="string" office:string-value="Avoidance" calcext:value-type="string">
            <text:p>Avoidance</text:p>
          </table:table-cell>
          <table:table-cell office:value-type="string" calcext:value-type="string">
            <text:p>Avoidance</text:p>
          </table:table-cell>
          <table:table-cell table:formula="of:=EXACT([.K30];[.L3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K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M.MICROSOFT.SWITCH([.J31];[.$O$10];[.$P$10];[.$O$11];[.$P$11];[.$O$12];[.$P$12];[.$O$13];[.$P$13];[.$O$14];[.$P$14])" office:value-type="string" office:string-value="Lateral" calcext:value-type="string">
            <text:p>Lateral</text:p>
          </table:table-cell>
          <table:table-cell office:value-type="string" calcext:value-type="string">
            <text:p>Lateral</text:p>
          </table:table-cell>
          <table:table-cell table:formula="of:=EXACT([.K31];[.L3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M.MICROSOFT.SWITCH([.J32];[.$O$10];[.$P$10];[.$O$11];[.$P$11];[.$O$12];[.$P$12];[.$O$13];[.$P$13];[.$O$14];[.$P$14])" office:value-type="string" office:string-value="Lateral" calcext:value-type="string">
            <text:p>Lateral</text:p>
          </table:table-cell>
          <table:table-cell office:value-type="string" calcext:value-type="string">
            <text:p>Lateral</text:p>
          </table:table-cell>
          <table:table-cell table:formula="of:=EXACT([.K32];[.L3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M.MICROSOFT.SWITCH([.J33];[.$O$10];[.$P$10];[.$O$11];[.$P$11];[.$O$12];[.$P$12];[.$O$13];[.$P$13];[.$O$14];[.$P$14])" office:value-type="string" office:string-value="Avoidance" calcext:value-type="string">
            <text:p>Avoidance</text:p>
          </table:table-cell>
          <table:table-cell office:value-type="string" calcext:value-type="string">
            <text:p>Avoidance</text:p>
          </table:table-cell>
          <table:table-cell table:formula="of:=EXACT([.K33];[.L3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AL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COM.MICROSOFT.SWITCH([.J34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Taxis</text:p>
          </table:table-cell>
          <table:table-cell table:formula="of:=EXACT([.K34];[.L3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BL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COM.MICROSOFT.SWITCH([.J35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Taxis</text:p>
          </table:table-cell>
          <table:table-cell table:formula="of:=EXACT([.K35];[.L3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CL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COM.MICROSOFT.SWITCH([.J36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Taxis</text:p>
          </table:table-cell>
          <table:table-cell table:formula="of:=EXACT([.K36];[.L3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G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J37];[.$O$10];[.$P$10];[.$O$11];[.$P$11];[.$O$12];[.$P$12];[.$O$13];[.$P$13];[.$O$14];[.$P$14])" office:value-type="string" office:string-value="Avoidance" calcext:value-type="string">
            <text:p>Avoidance</text:p>
          </table:table-cell>
          <table:table-cell office:value-type="string" calcext:value-type="string">
            <text:p>Avoidance</text:p>
          </table:table-cell>
          <table:table-cell table:formula="of:=EXACT([.K37];[.L3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U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M.MICROSOFT.SWITCH([.J38];[.$O$10];[.$P$10];[.$O$11];[.$P$11];[.$O$12];[.$P$12];[.$O$13];[.$P$13];[.$O$14];[.$P$14])" office:value-type="string" office:string-value="Avoidance" calcext:value-type="string">
            <text:p>Avoidance</text:p>
          </table:table-cell>
          <table:table-cell office:value-type="string" calcext:value-type="string">
            <text:p>Avoidance</text:p>
          </table:table-cell>
          <table:table-cell table:formula="of:=EXACT([.K38];[.L3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PDL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COM.MICROSOFT.SWITCH([.J39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39];[.L3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PV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COM.MICROSOFT.SWITCH([.J40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40];[.L4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V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formula="of:=COM.MICROSOFT.SWITCH([.J41];[.$O$10];[.$P$10];[.$O$11];[.$P$11];[.$O$12];[.$P$12];[.$O$13];[.$P$13];[.$O$14];[.$P$14])" office:value-type="string" office:string-value="Sublateral" calcext:value-type="string">
            <text:p>Sublateral</text:p>
          </table:table-cell>
          <table:table-cell office:value-type="string" calcext:value-type="string">
            <text:p>Sublateral</text:p>
          </table:table-cell>
          <table:table-cell table:formula="of:=EXACT([.K41];[.L4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V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M.MICROSOFT.SWITCH([.J42];[.$O$10];[.$P$10];[.$O$11];[.$P$11];[.$O$12];[.$P$12];[.$O$13];[.$P$13];[.$O$14];[.$P$14])" office:value-type="string" office:string-value="Lateral" calcext:value-type="string">
            <text:p>Lateral</text:p>
          </table:table-cell>
          <table:table-cell office:value-type="string" calcext:value-type="string">
            <text:p>Lateral</text:p>
          </table:table-cell>
          <table:table-cell table:formula="of:=EXACT([.K42];[.L4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P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M.MICROSOFT.SWITCH([.J43];[.$O$10];[.$P$10];[.$O$11];[.$P$11];[.$O$12];[.$P$12];[.$O$13];[.$P$13];[.$O$14];[.$P$14])" office:value-type="string" office:string-value="Lateral" calcext:value-type="string">
            <text:p>Lateral</text:p>
          </table:table-cell>
          <table:table-cell office:value-type="string" calcext:value-type="string">
            <text:p>Lateral</text:p>
          </table:table-cell>
          <table:table-cell table:formula="of:=EXACT([.K43];[.L4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1D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COM.MICROSOFT.SWITCH([.J44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44];[.L4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1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COM.MICROSOFT.SWITCH([.J45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45];[.L4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1V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COM.MICROSOFT.SWITCH([.J46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46];[.L4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2D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COM.MICROSOFT.SWITCH([.J47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47];[.L4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2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COM.MICROSOFT.SWITCH([.J48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48];[.L4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2V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COM.MICROSOFT.SWITCH([.J49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49];[.L4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COM.MICROSOFT.SWITCH([.J50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50];[.L5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QD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COM.MICROSOFT.SWITCH([.J51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51];[.L5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QV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COM.MICROSOFT.SWITCH([.J52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52];[.L5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C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M.MICROSOFT.SWITCH([.J53];[.$O$10];[.$P$10];[.$O$11];[.$P$11];[.$O$12];[.$P$12];[.$O$13];[.$P$13];[.$O$14];[.$P$14])" office:value-type="string" office:string-value="Avoidance" calcext:value-type="string">
            <text:p>Avoidance</text:p>
          </table:table-cell>
          <table:table-cell office:value-type="string" calcext:value-type="string">
            <text:p>Avoidance</text:p>
          </table:table-cell>
          <table:table-cell table:formula="of:=EXACT([.K53];[.L5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P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M.MICROSOFT.SWITCH([.J54];[.$O$10];[.$P$10];[.$O$11];[.$P$11];[.$O$12];[.$P$12];[.$O$13];[.$P$13];[.$O$14];[.$P$14])" office:value-type="string" office:string-value="Avoidance" calcext:value-type="string">
            <text:p>Avoidance</text:p>
          </table:table-cell>
          <table:table-cell office:value-type="string" calcext:value-type="string">
            <text:p>Avoidance</text:p>
          </table:table-cell>
          <table:table-cell table:formula="of:=EXACT([.K54];[.L5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QL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COM.MICROSOFT.SWITCH([.J55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Taxis</text:p>
          </table:table-cell>
          <table:table-cell table:formula="of:=EXACT([.K55];[.L5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M.MICROSOFT.SWITCH([.J56];[.$O$10];[.$P$10];[.$O$11];[.$P$11];[.$O$12];[.$P$12];[.$O$13];[.$P$13];[.$O$14];[.$P$14])" office:value-type="string" office:string-value="Lateral" calcext:value-type="string">
            <text:p>Lateral</text:p>
          </table:table-cell>
          <table:table-cell office:value-type="string" calcext:value-type="string">
            <text:p>Lateral</text:p>
          </table:table-cell>
          <table:table-cell table:formula="of:=EXACT([.K56];[.L5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AL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formula="of:=COM.MICROSOFT.SWITCH([.J57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57];[.L5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BL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COM.MICROSOFT.SWITCH([.J58];[.$O$10];[.$P$10];[.$O$11];[.$P$11];[.$O$12];[.$P$12];[.$O$13];[.$P$13];[.$O$14];[.$P$14])" office:value-type="string" office:string-value="Taxis" calcext:value-type="string">
            <text:p>Taxis</text:p>
          </table:table-cell>
          <table:table-cell office:value-type="string" calcext:value-type="string">
            <text:p>Taxis</text:p>
          </table:table-cell>
          <table:table-cell table:formula="of:=EXACT([.K58];[.L5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COM.MICROSOFT.SWITCH([.J59];[.$O$10];[.$P$10];[.$O$11];[.$P$11];[.$O$12];[.$P$12];[.$O$13];[.$P$13];[.$O$14];[.$P$14])" office:value-type="string" office:string-value="Sublateral" calcext:value-type="string">
            <text:p>Sublateral</text:p>
          </table:table-cell>
          <table:table-cell office:value-type="string" calcext:value-type="string">
            <text:p>Sublateral</text:p>
          </table:table-cell>
          <table:table-cell table:formula="of:=EXACT([.K59];[.L5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D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COM.MICROSOFT.SWITCH([.J60];[.$O$10];[.$P$10];[.$O$11];[.$P$11];[.$O$12];[.$P$12];[.$O$13];[.$P$13];[.$O$14];[.$P$14])" office:value-type="string" office:string-value="Sublateral" calcext:value-type="string">
            <text:p>Sublateral</text:p>
          </table:table-cell>
          <table:table-cell office:value-type="string" calcext:value-type="string">
            <text:p>Sublateral</text:p>
          </table:table-cell>
          <table:table-cell table:formula="of:=EXACT([.K60];[.L6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M.MICROSOFT.SWITCH([.J61];[.$O$10];[.$P$10];[.$O$11];[.$P$11];[.$O$12];[.$P$12];[.$O$13];[.$P$13];[.$O$14];[.$P$14])" office:value-type="string" office:string-value="Avoidance" calcext:value-type="string">
            <text:p>Avoidance</text:p>
          </table:table-cell>
          <table:table-cell office:value-type="string" calcext:value-type="string">
            <text:p>Avoidance</text:p>
          </table:table-cell>
          <table:table-cell table:formula="of:=EXACT([.K61];[.L6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M.MICROSOFT.SWITCH([.J62];[.$O$10];[.$P$10];[.$O$11];[.$P$11];[.$O$12];[.$P$12];[.$O$13];[.$P$13];[.$O$14];[.$P$14])" office:value-type="string" office:string-value="Lateral" calcext:value-type="string">
            <text:p>Lateral</text:p>
          </table:table-cell>
          <table:table-cell office:value-type="string" calcext:value-type="string">
            <text:p>Lateral</text:p>
          </table:table-cell>
          <table:table-cell table:formula="of:=EXACT([.K62];[.L6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COM.MICROSOFT.SWITCH([.J63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63];[.L6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M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M.MICROSOFT.SWITCH([.J64];[.$O$10];[.$P$10];[.$O$11];[.$P$11];[.$O$12];[.$P$12];[.$O$13];[.$P$13];[.$O$14];[.$P$14])" office:value-type="string" office:string-value="Lateral" calcext:value-type="string">
            <text:p>Lateral</text:p>
          </table:table-cell>
          <table:table-cell office:value-type="string" calcext:value-type="string">
            <text:p>Lateral</text:p>
          </table:table-cell>
          <table:table-cell table:formula="of:=EXACT([.K64];[.L6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P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COM.MICROSOFT.SWITCH([.J65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65];[.L6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M.MICROSOFT.SWITCH([.J66];[.$O$10];[.$P$10];[.$O$11];[.$P$11];[.$O$12];[.$P$12];[.$O$13];[.$P$13];[.$O$14];[.$P$14])" office:value-type="string" office:string-value="Avoidance" calcext:value-type="string">
            <text:p>Avoidance</text:p>
          </table:table-cell>
          <table:table-cell office:value-type="string" calcext:value-type="string">
            <text:p>Sublateral</text:p>
          </table:table-cell>
          <table:table-cell table:formula="of:=EXACT([.K66];[.L6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M.MICROSOFT.SWITCH([.J67];[.$O$10];[.$P$10];[.$O$11];[.$P$11];[.$O$12];[.$P$12];[.$O$13];[.$P$13];[.$O$14];[.$P$14])" office:value-type="string" office:string-value="Lateral" calcext:value-type="string">
            <text:p>Lateral</text:p>
          </table:table-cell>
          <table:table-cell office:value-type="string" calcext:value-type="string">
            <text:p>Lateral</text:p>
          </table:table-cell>
          <table:table-cell table:formula="of:=EXACT([.K67];[.L6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M.MICROSOFT.SWITCH([.J68];[.$O$10];[.$P$10];[.$O$11];[.$P$11];[.$O$12];[.$P$12];[.$O$13];[.$P$13];[.$O$14];[.$P$14])" office:value-type="string" office:string-value="Lateral" calcext:value-type="string">
            <text:p>Lateral</text:p>
          </table:table-cell>
          <table:table-cell office:value-type="string" calcext:value-type="string">
            <text:p>Lateral</text:p>
          </table:table-cell>
          <table:table-cell table:formula="of:=EXACT([.K68];[.L6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DL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formula="of:=COM.MICROSOFT.SWITCH([.J69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69];[.L6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COM.MICROSOFT.SWITCH([.J70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70];[.L7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VL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formula="of:=COM.MICROSOFT.SWITCH([.J71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71];[.L7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ED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formula="of:=COM.MICROSOFT.SWITCH([.J72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72];[.L7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EL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formula="of:=COM.MICROSOFT.SWITCH([.J73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73];[.L7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EV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formula="of:=COM.MICROSOFT.SWITCH([.J74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74];[.L7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F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M.MICROSOFT.SWITCH([.J75];[.$O$10];[.$P$10];[.$O$11];[.$P$11];[.$O$12];[.$P$12];[.$O$13];[.$P$13];[.$O$14];[.$P$14])" office:value-type="string" office:string-value="Lateral" calcext:value-type="string">
            <text:p>Lateral</text:p>
          </table:table-cell>
          <table:table-cell office:value-type="string" calcext:value-type="string">
            <text:p>Lateral</text:p>
          </table:table-cell>
          <table:table-cell table:formula="of:=EXACT([.K75];[.L7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MGL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SWITCH([.J76];[.$O$10];[.$P$10];[.$O$11];[.$P$11];[.$O$12];[.$P$12];[.$O$13];[.$P$13];[.$O$14];[.$P$14])" office:value-type="string" office:string-value="Lateral" calcext:value-type="string">
            <text:p>Lateral</text:p>
          </table:table-cell>
          <table:table-cell office:value-type="string" calcext:value-type="string">
            <text:p>Sublateral</text:p>
          </table:table-cell>
          <table:table-cell table:formula="of:=EXACT([.K76];[.L7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H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M.MICROSOFT.SWITCH([.J77];[.$O$10];[.$P$10];[.$O$11];[.$P$11];[.$O$12];[.$P$12];[.$O$13];[.$P$13];[.$O$14];[.$P$14])" office:value-type="string" office:string-value="Lateral" calcext:value-type="string">
            <text:p>Lateral</text:p>
          </table:table-cell>
          <table:table-cell office:value-type="string" calcext:value-type="string">
            <text:p>Sublateral</text:p>
          </table:table-cell>
          <table:table-cell table:formula="of:=EXACT([.K77];[.L7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AD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M.MICROSOFT.SWITCH([.J78];[.$O$10];[.$P$10];[.$O$11];[.$P$11];[.$O$12];[.$P$12];[.$O$13];[.$P$13];[.$O$14];[.$P$14])" office:value-type="string" office:string-value="Lateral" calcext:value-type="string">
            <text:p>Lateral</text:p>
          </table:table-cell>
          <table:table-cell office:value-type="string" calcext:value-type="string">
            <text:p>Lateral</text:p>
          </table:table-cell>
          <table:table-cell table:formula="of:=EXACT([.K78];[.L7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AV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M.MICROSOFT.SWITCH([.J79];[.$O$10];[.$P$10];[.$O$11];[.$P$11];[.$O$12];[.$P$12];[.$O$13];[.$P$13];[.$O$14];[.$P$14])" office:value-type="string" office:string-value="Lateral" calcext:value-type="string">
            <text:p>Lateral</text:p>
          </table:table-cell>
          <table:table-cell office:value-type="string" calcext:value-type="string">
            <text:p>Lateral</text:p>
          </table:table-cell>
          <table:table-cell table:formula="of:=EXACT([.K79];[.L7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Q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COM.MICROSOFT.SWITCH([.J80];[.$O$10];[.$P$10];[.$O$11];[.$P$11];[.$O$12];[.$P$12];[.$O$13];[.$P$13];[.$O$14];[.$P$14])" office:value-type="string" office:string-value="Sublateral" calcext:value-type="string">
            <text:p>Sublateral</text:p>
          </table:table-cell>
          <table:table-cell office:value-type="string" calcext:value-type="string">
            <text:p>Sublateral</text:p>
          </table:table-cell>
          <table:table-cell table:formula="of:=EXACT([.K80];[.L8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AD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formula="of:=COM.MICROSOFT.SWITCH([.J81];[.$O$10];[.$P$10];[.$O$11];[.$P$11];[.$O$12];[.$P$12];[.$O$13];[.$P$13];[.$O$14];[.$P$14])" office:value-type="string" office:string-value="Sublateral" calcext:value-type="string">
            <text:p>Sublateral</text:p>
          </table:table-cell>
          <table:table-cell office:value-type="string" calcext:value-type="string">
            <text:p>Sublateral</text:p>
          </table:table-cell>
          <table:table-cell table:formula="of:=EXACT([.K81];[.L8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AV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formula="of:=COM.MICROSOFT.SWITCH([.J82];[.$O$10];[.$P$10];[.$O$11];[.$P$11];[.$O$12];[.$P$12];[.$O$13];[.$P$13];[.$O$14];[.$P$14])" office:value-type="string" office:string-value="Sublateral" calcext:value-type="string">
            <text:p>Sublateral</text:p>
          </table:table-cell>
          <table:table-cell office:value-type="string" calcext:value-type="string">
            <text:p>Sublateral</text:p>
          </table:table-cell>
          <table:table-cell table:formula="of:=EXACT([.K82];[.L8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BD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formula="of:=COM.MICROSOFT.SWITCH([.J83];[.$O$10];[.$P$10];[.$O$11];[.$P$11];[.$O$12];[.$P$12];[.$O$13];[.$P$13];[.$O$14];[.$P$14])" office:value-type="string" office:string-value="Sublateral" calcext:value-type="string">
            <text:p>Sublateral</text:p>
          </table:table-cell>
          <table:table-cell office:value-type="string" calcext:value-type="string">
            <text:p>Sublateral</text:p>
          </table:table-cell>
          <table:table-cell table:formula="of:=EXACT([.K83];[.L8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BV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formula="of:=COM.MICROSOFT.SWITCH([.J84];[.$O$10];[.$P$10];[.$O$11];[.$P$11];[.$O$12];[.$P$12];[.$O$13];[.$P$13];[.$O$14];[.$P$14])" office:value-type="string" office:string-value="Sublateral" calcext:value-type="string">
            <text:p>Sublateral</text:p>
          </table:table-cell>
          <table:table-cell office:value-type="string" calcext:value-type="string">
            <text:p>Sublateral</text:p>
          </table:table-cell>
          <table:table-cell table:formula="of:=EXACT([.K84];[.L8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BD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formula="of:=COM.MICROSOFT.SWITCH([.J85];[.$O$10];[.$P$10];[.$O$11];[.$P$11];[.$O$12];[.$P$12];[.$O$13];[.$P$13];[.$O$14];[.$P$14])" office:value-type="string" office:string-value="Sublateral" calcext:value-type="string">
            <text:p>Sublateral</text:p>
          </table:table-cell>
          <table:table-cell office:value-type="string" calcext:value-type="string">
            <text:p>Sublateral</text:p>
          </table:table-cell>
          <table:table-cell table:formula="of:=EXACT([.K85];[.L8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BV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formula="of:=COM.MICROSOFT.SWITCH([.J86];[.$O$10];[.$P$10];[.$O$11];[.$P$11];[.$O$12];[.$P$12];[.$O$13];[.$P$13];[.$O$14];[.$P$14])" office:value-type="string" office:string-value="Sublateral" calcext:value-type="string">
            <text:p>Sublateral</text:p>
          </table:table-cell>
          <table:table-cell office:value-type="string" calcext:value-type="string">
            <text:p>Sublateral</text:p>
          </table:table-cell>
          <table:table-cell table:formula="of:=EXACT([.K86];[.L8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DD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M.MICROSOFT.SWITCH([.J87];[.$O$10];[.$P$10];[.$O$11];[.$P$11];[.$O$12];[.$P$12];[.$O$13];[.$P$13];[.$O$14];[.$P$14])" office:value-type="string" office:string-value="Lateral" calcext:value-type="string">
            <text:p>Lateral</text:p>
          </table:table-cell>
          <table:table-cell office:value-type="string" calcext:value-type="string">
            <text:p>Lateral</text:p>
          </table:table-cell>
          <table:table-cell table:formula="of:=EXACT([.K87];[.L8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DV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M.MICROSOFT.SWITCH([.J88];[.$O$10];[.$P$10];[.$O$11];[.$P$11];[.$O$12];[.$P$12];[.$O$13];[.$P$13];[.$O$14];[.$P$14])" office:value-type="string" office:string-value="Lateral" calcext:value-type="string">
            <text:p>Lateral</text:p>
          </table:table-cell>
          <table:table-cell office:value-type="string" calcext:value-type="string">
            <text:p>Lateral</text:p>
          </table:table-cell>
          <table:table-cell table:formula="of:=EXACT([.K88];[.L8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AD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COM.MICROSOFT.SWITCH([.J89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89];[.L8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AV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COM.MICROSOFT.SWITCH([.J90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90];[.L9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BL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COM.MICROSOFT.SWITCH([.J91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91];[.L9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X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M.MICROSOFT.SWITCH([.J92];[.$O$10];[.$P$10];[.$O$11];[.$P$11];[.$O$12];[.$P$12];[.$O$13];[.$P$13];[.$O$14];[.$P$14])" office:value-type="string" office:string-value="Avoidance" calcext:value-type="string">
            <text:p>Avoidance</text:p>
          </table:table-cell>
          <table:table-cell office:value-type="string" calcext:value-type="string">
            <text:p>Sublateral</text:p>
          </table:table-cell>
          <table:table-cell table:formula="of:=EXACT([.K92];[.L9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YD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COM.MICROSOFT.SWITCH([.J93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93];[.L9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YV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COM.MICROSOFT.SWITCH([.J94];[.$O$10];[.$P$10];[.$O$11];[.$P$11];[.$O$12];[.$P$12];[.$O$13];[.$P$13];[.$O$14];[.$P$14])" office:value-type="string" office:string-value="Anterior" calcext:value-type="string">
            <text:p>Anterior</text:p>
          </table:table-cell>
          <table:table-cell office:value-type="string" calcext:value-type="string">
            <text:p>Anterior</text:p>
          </table:table-cell>
          <table:table-cell table:formula="of:=EXACT([.K94];[.L94])" office:value-type="boolean" office:boolean-value="true" calcext:value-type="boolean">
            <text:p>TRUE</text:p>
          </table:table-cell>
          <table:table-cell table:number-columns-repeated="5"/>
        </table:table-row>
      </table:table>
      <table:table table:name="bundles_iter2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D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F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FD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B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M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IN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Y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Z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N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G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H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I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J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K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U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V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B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VF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VH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J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K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W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WB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W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G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DU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P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V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V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VQ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V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B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G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P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V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MDD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MD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MDV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ME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M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ME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MF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MG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MH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AD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AV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DQ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AD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AV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BD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BV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BD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BV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DD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DV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RXL</text:p>
          </table:table-cell>
          <table:table-cell office:value-type="float" office:value="3" calcext:value-type="float">
            <text:p>3</text:p>
          </table:table-cell>
        </table:table-row>
      </table:table>
      <table:table table:name="bundles_iter3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D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F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FD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B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M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N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Y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Z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M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N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Q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G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H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I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V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B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D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VF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H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J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K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WB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W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G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DU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V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VC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P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B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G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DD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M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DV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ME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M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ME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MF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H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A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AV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Q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AD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AV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BD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BV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BD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BV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D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DV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XL</text:p>
          </table:table-cell>
          <table:table-cell office:value-type="float" office:value="3" calcext:value-type="float">
            <text:p>3</text:p>
          </table:table-cell>
        </table:table-row>
      </table:table>
      <table:table table:name="bundles_iter4" table:style-name="ta1">
        <table:table-column table:style-name="co3" table:number-columns-repeated="2" table:default-cell-style-name="Default"/>
        <table:table-column table:style-name="co3" table:default-cell-style-name="ce16"/>
        <table:table-column table:style-name="co3" table:default-cell-style-name="ce17"/>
        <table:table-column table:style-name="co3" table:default-cell-style-name="Default"/>
        <table:table-column table:style-name="co3" table:default-cell-style-name="ce17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DAL</text:p>
          </table:table-cell>
          <table:table-cell table:number-columns-repeated="2" office:value-type="string" calcext:value-type="string">
            <text:p>Avoidance</text:p>
          </table:table-cell>
          <table:table-cell table:formula="of:=EXACT([.B1];[.C1])" office:value-type="boolean" office:boolean-value="true" calcext:value-type="boolean">
            <text:p>TRUE</text:p>
          </table:table-cell>
          <table:table-cell office:value-type="string" calcext:value-type="string">
            <text:p>Avoidance</text:p>
          </table:table-cell>
          <table:table-cell table:formula="of:=EXACT([.C1];[.E1])" office:value-type="boolean" office:boolean-value="true" calcext:value-type="boolean">
            <text:p>TRUE</text:p>
          </table:table-cell>
          <table:table-cell table:formula="of:=SUM([.D1:.D93])" office:value-type="float" office:value="82" calcext:value-type="float">
            <text:p>82</text:p>
          </table:table-cell>
          <table:table-cell table:formula="of:=SUM([.F1:.F93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table:number-columns-repeated="2" office:value-type="string" calcext:value-type="string">
            <text:p>Lateral</text:p>
          </table:table-cell>
          <table:table-cell table:formula="of:=EXACT([.B2];[.C2])" office:value-type="boolean" office:boolean-value="true" calcext:value-type="boolean">
            <text:p>TRUE</text:p>
          </table:table-cell>
          <table:table-cell office:value-type="string" calcext:value-type="string">
            <text:p>Lateral</text:p>
          </table:table-cell>
          <table:table-cell table:formula="of:=EXACT([.C2];[.E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L</text:p>
          </table:table-cell>
          <table:table-cell table:number-columns-repeated="2" office:value-type="string" calcext:value-type="string">
            <text:p>Taxis</text:p>
          </table:table-cell>
          <table:table-cell table:formula="of:=EXACT([.B3];[.C3])" office:value-type="boolean" office:boolean-value="true" calcext:value-type="boolean">
            <text:p>TRUE</text:p>
          </table:table-cell>
          <table:table-cell office:value-type="string" calcext:value-type="string">
            <text:p>Taxis</text:p>
          </table:table-cell>
          <table:table-cell table:formula="of:=EXACT([.C3];[.E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L</text:p>
          </table:table-cell>
          <table:table-cell table:number-columns-repeated="2" office:value-type="string" calcext:value-type="string">
            <text:p>Taxis</text:p>
          </table:table-cell>
          <table:table-cell table:formula="of:=EXACT([.B4];[.C4])" office:value-type="boolean" office:boolean-value="true" calcext:value-type="boolean">
            <text:p>TRUE</text:p>
          </table:table-cell>
          <table:table-cell office:value-type="string" calcext:value-type="string">
            <text:p>Taxis</text:p>
          </table:table-cell>
          <table:table-cell table:formula="of:=EXACT([.C4];[.E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DL</text:p>
          </table:table-cell>
          <table:table-cell table:number-columns-repeated="2" office:value-type="string" calcext:value-type="string">
            <text:p>Taxis</text:p>
          </table:table-cell>
          <table:table-cell table:formula="of:=EXACT([.B5];[.C5])" office:value-type="boolean" office:boolean-value="true" calcext:value-type="boolean">
            <text:p>TRUE</text:p>
          </table:table-cell>
          <table:table-cell office:value-type="string" calcext:value-type="string">
            <text:p>Taxis</text:p>
          </table:table-cell>
          <table:table-cell table:formula="of:=EXACT([.C5];[.E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AL</text:p>
          </table:table-cell>
          <table:table-cell table:number-columns-repeated="2" office:value-type="string" calcext:value-type="string">
            <text:p>Taxis</text:p>
          </table:table-cell>
          <table:table-cell table:formula="of:=EXACT([.B6];[.C6])" office:value-type="boolean" office:boolean-value="true" calcext:value-type="boolean">
            <text:p>TRUE</text:p>
          </table:table-cell>
          <table:table-cell office:value-type="string" calcext:value-type="string">
            <text:p>Taxis</text:p>
          </table:table-cell>
          <table:table-cell table:formula="of:=EXACT([.C6];[.E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BL</text:p>
          </table:table-cell>
          <table:table-cell table:number-columns-repeated="2" office:value-type="string" calcext:value-type="string">
            <text:p>Taxis</text:p>
          </table:table-cell>
          <table:table-cell table:formula="of:=EXACT([.B7];[.C7])" office:value-type="boolean" office:boolean-value="true" calcext:value-type="boolean">
            <text:p>TRUE</text:p>
          </table:table-cell>
          <table:table-cell office:value-type="string" calcext:value-type="string">
            <text:p>Taxis</text:p>
          </table:table-cell>
          <table:table-cell table:formula="of:=EXACT([.C7];[.E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ML</text:p>
          </table:table-cell>
          <table:table-cell table:number-columns-repeated="2" office:value-type="string" calcext:value-type="string">
            <text:p>Taxis</text:p>
          </table:table-cell>
          <table:table-cell table:formula="of:=EXACT([.B8];[.C8])" office:value-type="boolean" office:boolean-value="true" calcext:value-type="boolean">
            <text:p>TRUE</text:p>
          </table:table-cell>
          <table:table-cell office:value-type="string" calcext:value-type="string">
            <text:p>Taxis</text:p>
          </table:table-cell>
          <table:table-cell table:formula="of:=EXACT([.C8];[.E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NL</text:p>
          </table:table-cell>
          <table:table-cell table:number-columns-repeated="2" office:value-type="string" calcext:value-type="string">
            <text:p>Taxis</text:p>
          </table:table-cell>
          <table:table-cell table:formula="of:=EXACT([.B9];[.C9])" office:value-type="boolean" office:boolean-value="true" calcext:value-type="boolean">
            <text:p>TRUE</text:p>
          </table:table-cell>
          <table:table-cell office:value-type="string" calcext:value-type="string">
            <text:p>Taxis</text:p>
          </table:table-cell>
          <table:table-cell table:formula="of:=EXACT([.C9];[.E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YL</text:p>
          </table:table-cell>
          <table:table-cell table:number-columns-repeated="2" office:value-type="string" calcext:value-type="string">
            <text:p>Taxis</text:p>
          </table:table-cell>
          <table:table-cell table:formula="of:=EXACT([.B10];[.C10])" office:value-type="boolean" office:boolean-value="true" calcext:value-type="boolean">
            <text:p>TRUE</text:p>
          </table:table-cell>
          <table:table-cell office:value-type="string" calcext:value-type="string">
            <text:p>Taxis</text:p>
          </table:table-cell>
          <table:table-cell table:formula="of:=EXACT([.C10];[.E1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ZL</text:p>
          </table:table-cell>
          <table:table-cell table:number-columns-repeated="2" office:value-type="string" calcext:value-type="string">
            <text:p>Taxis</text:p>
          </table:table-cell>
          <table:table-cell table:formula="of:=EXACT([.B11];[.C11])" office:value-type="boolean" office:boolean-value="true" calcext:value-type="boolean">
            <text:p>TRUE</text:p>
          </table:table-cell>
          <table:table-cell office:value-type="string" calcext:value-type="string">
            <text:p>Taxis</text:p>
          </table:table-cell>
          <table:table-cell table:formula="of:=EXACT([.C11];[.E1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</text:p>
          </table:table-cell>
          <table:table-cell table:number-columns-repeated="2" office:value-type="string" calcext:value-type="string">
            <text:p>Taxis</text:p>
          </table:table-cell>
          <table:table-cell table:formula="of:=EXACT([.B12];[.C12])" office:value-type="boolean" office:boolean-value="true" calcext:value-type="boolean">
            <text:p>TRUE</text:p>
          </table:table-cell>
          <table:table-cell office:value-type="string" calcext:value-type="string">
            <text:p>Taxis</text:p>
          </table:table-cell>
          <table:table-cell table:formula="of:=EXACT([.C12];[.E1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L</text:p>
          </table:table-cell>
          <table:table-cell table:number-columns-repeated="2" office:value-type="string" calcext:value-type="string">
            <text:p>Avoidance</text:p>
          </table:table-cell>
          <table:table-cell table:formula="of:=EXACT([.B13];[.C13])" office:value-type="boolean" office:boolean-value="true" calcext:value-type="boolean">
            <text:p>TRUE</text:p>
          </table:table-cell>
          <table:table-cell office:value-type="string" calcext:value-type="string">
            <text:p>Avoidance</text:p>
          </table:table-cell>
          <table:table-cell table:formula="of:=EXACT([.C13];[.E1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NL</text:p>
          </table:table-cell>
          <table:table-cell table:number-columns-repeated="2" office:value-type="string" calcext:value-type="string">
            <text:p>Sublateral</text:p>
          </table:table-cell>
          <table:table-cell table:formula="of:=EXACT([.B14];[.C14])" office:value-type="boolean" office:boolean-value="true" calcext:value-type="boolean">
            <text:p>TRUE</text:p>
          </table:table-cell>
          <table:table-cell office:value-type="string" calcext:value-type="string">
            <text:p>Sublateral</text:p>
          </table:table-cell>
          <table:table-cell table:formula="of:=EXACT([.C14];[.E1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R</text:p>
          </table:table-cell>
          <table:table-cell table:number-columns-repeated="2" office:value-type="string" calcext:value-type="string">
            <text:p>Avoidance</text:p>
          </table:table-cell>
          <table:table-cell table:formula="of:=EXACT([.B15];[.C15])" office:value-type="boolean" office:boolean-value="true" calcext:value-type="boolean">
            <text:p>TRUE</text:p>
          </table:table-cell>
          <table:table-cell office:value-type="string" calcext:value-type="string">
            <text:p>Avoidance</text:p>
          </table:table-cell>
          <table:table-cell table:formula="of:=EXACT([.C15];[.E1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EL</text:p>
          </table:table-cell>
          <table:table-cell table:number-columns-repeated="2" office:value-type="string" calcext:value-type="string">
            <text:p>Taxis</text:p>
          </table:table-cell>
          <table:table-cell table:formula="of:=EXACT([.B16];[.C16])" office:value-type="boolean" office:boolean-value="true" calcext:value-type="boolean">
            <text:p>TRUE</text:p>
          </table:table-cell>
          <table:table-cell office:value-type="string" calcext:value-type="string">
            <text:p>Taxis</text:p>
          </table:table-cell>
          <table:table-cell table:formula="of:=EXACT([.C16];[.E1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GL</text:p>
          </table:table-cell>
          <table:table-cell table:number-columns-repeated="2" office:value-type="string" calcext:value-type="string">
            <text:p>Taxis</text:p>
          </table:table-cell>
          <table:table-cell table:formula="of:=EXACT([.B17];[.C17])" office:value-type="boolean" office:boolean-value="true" calcext:value-type="boolean">
            <text:p>TRUE</text:p>
          </table:table-cell>
          <table:table-cell office:value-type="string" calcext:value-type="string">
            <text:p>Taxis</text:p>
          </table:table-cell>
          <table:table-cell table:formula="of:=EXACT([.C17];[.E1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L</text:p>
          </table:table-cell>
          <table:table-cell table:number-columns-repeated="2" office:value-type="string" calcext:value-type="string">
            <text:p>Avoidance</text:p>
          </table:table-cell>
          <table:table-cell table:formula="of:=EXACT([.B18];[.C18])" office:value-type="boolean" office:boolean-value="true" calcext:value-type="boolean">
            <text:p>TRUE</text:p>
          </table:table-cell>
          <table:table-cell office:value-type="string" calcext:value-type="string">
            <text:p>Avoidance</text:p>
          </table:table-cell>
          <table:table-cell table:formula="of:=EXACT([.C18];[.E1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L</text:p>
          </table:table-cell>
          <table:table-cell table:number-columns-repeated="2" office:value-type="string" calcext:value-type="string">
            <text:p>Taxis</text:p>
          </table:table-cell>
          <table:table-cell table:formula="of:=EXACT([.B19];[.C19])" office:value-type="boolean" office:boolean-value="true" calcext:value-type="boolean">
            <text:p>TRUE</text:p>
          </table:table-cell>
          <table:table-cell office:value-type="string" calcext:value-type="string">
            <text:p>Taxis</text:p>
          </table:table-cell>
          <table:table-cell table:formula="of:=EXACT([.C19];[.E1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JL</text:p>
          </table:table-cell>
          <table:table-cell table:number-columns-repeated="2" office:value-type="string" calcext:value-type="string">
            <text:p>Taxis</text:p>
          </table:table-cell>
          <table:table-cell table:formula="of:=EXACT([.B20];[.C20])" office:value-type="boolean" office:boolean-value="true" calcext:value-type="boolean">
            <text:p>TRUE</text:p>
          </table:table-cell>
          <table:table-cell office:value-type="string" calcext:value-type="string">
            <text:p>Taxis</text:p>
          </table:table-cell>
          <table:table-cell table:formula="of:=EXACT([.C20];[.E2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KL</text:p>
          </table:table-cell>
          <table:table-cell table:number-columns-repeated="2" office:value-type="string" calcext:value-type="string">
            <text:p>Taxis</text:p>
          </table:table-cell>
          <table:table-cell table:formula="of:=EXACT([.B21];[.C21])" office:value-type="boolean" office:boolean-value="true" calcext:value-type="boolean">
            <text:p>TRUE</text:p>
          </table:table-cell>
          <table:table-cell office:value-type="string" calcext:value-type="string">
            <text:p>Taxis</text:p>
          </table:table-cell>
          <table:table-cell table:formula="of:=EXACT([.C21];[.E2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AL</text:p>
          </table:table-cell>
          <table:table-cell table:number-columns-repeated="2" office:value-type="string" calcext:value-type="string">
            <text:p>Taxis</text:p>
          </table:table-cell>
          <table:table-cell table:formula="of:=EXACT([.B22];[.C22])" office:value-type="boolean" office:boolean-value="true" calcext:value-type="boolean">
            <text:p>TRUE</text:p>
          </table:table-cell>
          <table:table-cell office:value-type="string" calcext:value-type="string">
            <text:p>Taxis</text:p>
          </table:table-cell>
          <table:table-cell table:formula="of:=EXACT([.C22];[.E2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</text:p>
          </table:table-cell>
          <table:table-cell table:number-columns-repeated="2" office:value-type="string" calcext:value-type="string">
            <text:p>Lateral</text:p>
          </table:table-cell>
          <table:table-cell table:formula="of:=EXACT([.B23];[.C23])" office:value-type="boolean" office:boolean-value="true" calcext:value-type="boolean">
            <text:p>TRUE</text:p>
          </table:table-cell>
          <table:table-cell office:value-type="string" calcext:value-type="string">
            <text:p>Lateral</text:p>
          </table:table-cell>
          <table:table-cell table:formula="of:=EXACT([.C23];[.E2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L</text:p>
          </table:table-cell>
          <table:table-cell table:number-columns-repeated="2" office:value-type="string" calcext:value-type="string">
            <text:p>Avoidance</text:p>
          </table:table-cell>
          <table:table-cell table:formula="of:=EXACT([.B24];[.C24])" office:value-type="boolean" office:boolean-value="true" calcext:value-type="boolean">
            <text:p>TRUE</text:p>
          </table:table-cell>
          <table:table-cell office:value-type="string" calcext:value-type="string">
            <text:p>Avoidance</text:p>
          </table:table-cell>
          <table:table-cell table:formula="of:=EXACT([.C24];[.E2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DL</text:p>
          </table:table-cell>
          <table:table-cell table:number-columns-repeated="2" office:value-type="string" calcext:value-type="string">
            <text:p>Avoidance</text:p>
          </table:table-cell>
          <table:table-cell table:formula="of:=EXACT([.B25];[.C25])" office:value-type="boolean" office:boolean-value="true" calcext:value-type="boolean">
            <text:p>TRUE</text:p>
          </table:table-cell>
          <table:table-cell office:value-type="string" calcext:value-type="string">
            <text:p>Avoidance</text:p>
          </table:table-cell>
          <table:table-cell table:formula="of:=EXACT([.C25];[.E2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Lateral</text:p>
          </table:table-cell>
          <table:table-cell table:formula="of:=EXACT([.B26];[.C26])" office:value-type="boolean" office:boolean-value="false" calcext:value-type="boolean">
            <text:p>FALSE</text:p>
          </table:table-cell>
          <table:table-cell office:value-type="string" calcext:value-type="string">
            <text:p>Lateral</text:p>
          </table:table-cell>
          <table:table-cell table:formula="of:=EXACT([.C26];[.E2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F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ublateral</text:p>
          </table:table-cell>
          <table:table-cell table:formula="of:=EXACT([.B27];[.C27])" office:value-type="boolean" office:boolean-value="false" calcext:value-type="boolean">
            <text:p>FALSE</text:p>
          </table:table-cell>
          <table:table-cell office:value-type="string" calcext:value-type="string">
            <text:p>Avoidance</text:p>
          </table:table-cell>
          <table:table-cell table:formula="of:=EXACT([.C27];[.E2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HL</text:p>
          </table:table-cell>
          <table:table-cell table:number-columns-repeated="2" office:value-type="string" calcext:value-type="string">
            <text:p>Avoidance</text:p>
          </table:table-cell>
          <table:table-cell table:formula="of:=EXACT([.B28];[.C28])" office:value-type="boolean" office:boolean-value="true" calcext:value-type="boolean">
            <text:p>TRUE</text:p>
          </table:table-cell>
          <table:table-cell office:value-type="string" calcext:value-type="string">
            <text:p>Avoidance</text:p>
          </table:table-cell>
          <table:table-cell table:formula="of:=EXACT([.C28];[.E2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L</text:p>
          </table:table-cell>
          <table:table-cell table:number-columns-repeated="2" office:value-type="string" calcext:value-type="string">
            <text:p>Avoidance</text:p>
          </table:table-cell>
          <table:table-cell table:formula="of:=EXACT([.B29];[.C29])" office:value-type="boolean" office:boolean-value="true" calcext:value-type="boolean">
            <text:p>TRUE</text:p>
          </table:table-cell>
          <table:table-cell office:value-type="string" calcext:value-type="string">
            <text:p>Avoidance</text:p>
          </table:table-cell>
          <table:table-cell table:formula="of:=EXACT([.C29];[.E2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KL</text:p>
          </table:table-cell>
          <table:table-cell table:number-columns-repeated="2" office:value-type="string" calcext:value-type="string">
            <text:p>Lateral</text:p>
          </table:table-cell>
          <table:table-cell table:formula="of:=EXACT([.B30];[.C30])" office:value-type="boolean" office:boolean-value="true" calcext:value-type="boolean">
            <text:p>TRUE</text:p>
          </table:table-cell>
          <table:table-cell office:value-type="string" calcext:value-type="string">
            <text:p>Lateral</text:p>
          </table:table-cell>
          <table:table-cell table:formula="of:=EXACT([.C30];[.E3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</text:p>
          </table:table-cell>
          <table:table-cell table:number-columns-repeated="2" office:value-type="string" calcext:value-type="string">
            <text:p>Lateral</text:p>
          </table:table-cell>
          <table:table-cell table:formula="of:=EXACT([.B31];[.C31])" office:value-type="boolean" office:boolean-value="true" calcext:value-type="boolean">
            <text:p>TRUE</text:p>
          </table:table-cell>
          <table:table-cell office:value-type="string" calcext:value-type="string">
            <text:p>Lateral</text:p>
          </table:table-cell>
          <table:table-cell table:formula="of:=EXACT([.C31];[.E3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M</text:p>
          </table:table-cell>
          <table:table-cell table:number-columns-repeated="2" office:value-type="string" calcext:value-type="string">
            <text:p>Avoidance</text:p>
          </table:table-cell>
          <table:table-cell table:formula="of:=EXACT([.B32];[.C32])" office:value-type="boolean" office:boolean-value="true" calcext:value-type="boolean">
            <text:p>TRUE</text:p>
          </table:table-cell>
          <table:table-cell office:value-type="string" calcext:value-type="string">
            <text:p>Avoidance</text:p>
          </table:table-cell>
          <table:table-cell table:formula="of:=EXACT([.C32];[.E3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AL</text:p>
          </table:table-cell>
          <table:table-cell table:number-columns-repeated="2" office:value-type="string" calcext:value-type="string">
            <text:p>Taxis</text:p>
          </table:table-cell>
          <table:table-cell table:formula="of:=EXACT([.B33];[.C33])" office:value-type="boolean" office:boolean-value="true" calcext:value-type="boolean">
            <text:p>TRUE</text:p>
          </table:table-cell>
          <table:table-cell office:value-type="string" calcext:value-type="string">
            <text:p>Taxis</text:p>
          </table:table-cell>
          <table:table-cell table:formula="of:=EXACT([.C33];[.E3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BL</text:p>
          </table:table-cell>
          <table:table-cell table:number-columns-repeated="2" office:value-type="string" calcext:value-type="string">
            <text:p>Taxis</text:p>
          </table:table-cell>
          <table:table-cell table:formula="of:=EXACT([.B34];[.C34])" office:value-type="boolean" office:boolean-value="true" calcext:value-type="boolean">
            <text:p>TRUE</text:p>
          </table:table-cell>
          <table:table-cell office:value-type="string" calcext:value-type="string">
            <text:p>Taxis</text:p>
          </table:table-cell>
          <table:table-cell table:formula="of:=EXACT([.C34];[.E3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L</text:p>
          </table:table-cell>
          <table:table-cell table:number-columns-repeated="2" office:value-type="string" calcext:value-type="string">
            <text:p>Taxis</text:p>
          </table:table-cell>
          <table:table-cell table:formula="of:=EXACT([.B35];[.C35])" office:value-type="boolean" office:boolean-value="true" calcext:value-type="boolean">
            <text:p>TRUE</text:p>
          </table:table-cell>
          <table:table-cell office:value-type="string" calcext:value-type="string">
            <text:p>Taxis</text:p>
          </table:table-cell>
          <table:table-cell table:formula="of:=EXACT([.C35];[.E3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Avoidance</text:p>
          </table:table-cell>
          <table:table-cell table:formula="of:=EXACT([.B36];[.C36])" office:value-type="boolean" office:boolean-value="false" calcext:value-type="boolean">
            <text:p>FALSE</text:p>
          </table:table-cell>
          <table:table-cell office:value-type="string" calcext:value-type="string">
            <text:p>Avoidance</text:p>
          </table:table-cell>
          <table:table-cell table:formula="of:=EXACT([.C36];[.E3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UL</text:p>
          </table:table-cell>
          <table:table-cell table:number-columns-repeated="2" office:value-type="string" calcext:value-type="string">
            <text:p>Avoidance</text:p>
          </table:table-cell>
          <table:table-cell table:formula="of:=EXACT([.B37];[.C37])" office:value-type="boolean" office:boolean-value="true" calcext:value-type="boolean">
            <text:p>TRUE</text:p>
          </table:table-cell>
          <table:table-cell office:value-type="string" calcext:value-type="string">
            <text:p>Avoidance</text:p>
          </table:table-cell>
          <table:table-cell table:formula="of:=EXACT([.C37];[.E3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PDL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38];[.C38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38];[.E3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PVL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39];[.C39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39];[.E3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A</text:p>
          </table:table-cell>
          <table:table-cell table:number-columns-repeated="2" office:value-type="string" calcext:value-type="string">
            <text:p>Sublateral</text:p>
          </table:table-cell>
          <table:table-cell table:formula="of:=EXACT([.B40];[.C40])" office:value-type="boolean" office:boolean-value="true" calcext:value-type="boolean">
            <text:p>TRUE</text:p>
          </table:table-cell>
          <table:table-cell office:value-type="string" calcext:value-type="string">
            <text:p>Sublateral</text:p>
          </table:table-cell>
          <table:table-cell table:formula="of:=EXACT([.C40];[.E4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C</text:p>
          </table:table-cell>
          <table:table-cell table:number-columns-repeated="2" office:value-type="string" calcext:value-type="string">
            <text:p>Lateral</text:p>
          </table:table-cell>
          <table:table-cell table:formula="of:=EXACT([.B41];[.C41])" office:value-type="boolean" office:boolean-value="true" calcext:value-type="boolean">
            <text:p>TRUE</text:p>
          </table:table-cell>
          <table:table-cell office:value-type="string" calcext:value-type="string">
            <text:p>Lateral</text:p>
          </table:table-cell>
          <table:table-cell table:formula="of:=EXACT([.C41];[.E4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PL</text:p>
          </table:table-cell>
          <table:table-cell table:number-columns-repeated="2" office:value-type="string" calcext:value-type="string">
            <text:p>Lateral</text:p>
          </table:table-cell>
          <table:table-cell table:formula="of:=EXACT([.B42];[.C42])" office:value-type="boolean" office:boolean-value="true" calcext:value-type="boolean">
            <text:p>TRUE</text:p>
          </table:table-cell>
          <table:table-cell office:value-type="string" calcext:value-type="string">
            <text:p>Lateral</text:p>
          </table:table-cell>
          <table:table-cell table:formula="of:=EXACT([.C42];[.E4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1DL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43];[.C43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43];[.E4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1L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44];[.C44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44];[.E4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1VL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45];[.C45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45];[.E4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2DL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46];[.C46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46];[.E4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2L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47];[.C47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47];[.E4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2VL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48];[.C48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48];[.E4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LL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49];[.C49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49];[.E4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QDL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50];[.C50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50];[.E5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QVL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51];[.C51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51];[.E5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CL</text:p>
          </table:table-cell>
          <table:table-cell table:number-columns-repeated="2" office:value-type="string" calcext:value-type="string">
            <text:p>Avoidance</text:p>
          </table:table-cell>
          <table:table-cell table:formula="of:=EXACT([.B52];[.C52])" office:value-type="boolean" office:boolean-value="true" calcext:value-type="boolean">
            <text:p>TRUE</text:p>
          </table:table-cell>
          <table:table-cell office:value-type="string" calcext:value-type="string">
            <text:p>Avoidance</text:p>
          </table:table-cell>
          <table:table-cell table:formula="of:=EXACT([.C52];[.E5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PL</text:p>
          </table:table-cell>
          <table:table-cell table:number-columns-repeated="2" office:value-type="string" calcext:value-type="string">
            <text:p>Avoidance</text:p>
          </table:table-cell>
          <table:table-cell table:formula="of:=EXACT([.B53];[.C53])" office:value-type="boolean" office:boolean-value="true" calcext:value-type="boolean">
            <text:p>TRUE</text:p>
          </table:table-cell>
          <table:table-cell office:value-type="string" calcext:value-type="string">
            <text:p>Avoidance</text:p>
          </table:table-cell>
          <table:table-cell table:formula="of:=EXACT([.C53];[.E5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QL</text:p>
          </table:table-cell>
          <table:table-cell table:number-columns-repeated="2" office:value-type="string" calcext:value-type="string">
            <text:p>Taxis</text:p>
          </table:table-cell>
          <table:table-cell table:formula="of:=EXACT([.B54];[.C54])" office:value-type="boolean" office:boolean-value="true" calcext:value-type="boolean">
            <text:p>TRUE</text:p>
          </table:table-cell>
          <table:table-cell office:value-type="string" calcext:value-type="string">
            <text:p>Taxis</text:p>
          </table:table-cell>
          <table:table-cell table:formula="of:=EXACT([.C54];[.E5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T</text:p>
          </table:table-cell>
          <table:table-cell table:number-columns-repeated="2" office:value-type="string" calcext:value-type="string">
            <text:p>Lateral</text:p>
          </table:table-cell>
          <table:table-cell table:formula="of:=EXACT([.B55];[.C55])" office:value-type="boolean" office:boolean-value="true" calcext:value-type="boolean">
            <text:p>TRUE</text:p>
          </table:table-cell>
          <table:table-cell office:value-type="string" calcext:value-type="string">
            <text:p>Lateral</text:p>
          </table:table-cell>
          <table:table-cell table:formula="of:=EXACT([.C55];[.E5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AL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56];[.C56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56];[.E5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L</text:p>
          </table:table-cell>
          <table:table-cell table:number-columns-repeated="2" office:value-type="string" calcext:value-type="string">
            <text:p>Taxis</text:p>
          </table:table-cell>
          <table:table-cell table:formula="of:=EXACT([.B57];[.C57])" office:value-type="boolean" office:boolean-value="true" calcext:value-type="boolean">
            <text:p>TRUE</text:p>
          </table:table-cell>
          <table:table-cell office:value-type="string" calcext:value-type="string">
            <text:p>Taxis</text:p>
          </table:table-cell>
          <table:table-cell table:formula="of:=EXACT([.C57];[.E5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ublateral</text:p>
          </table:table-cell>
          <table:table-cell table:formula="of:=EXACT([.B58];[.C58])" office:value-type="boolean" office:boolean-value="false" calcext:value-type="boolean">
            <text:p>FALSE</text:p>
          </table:table-cell>
          <table:table-cell office:value-type="string" calcext:value-type="string">
            <text:p>Lateral</text:p>
          </table:table-cell>
          <table:table-cell table:formula="of:=EXACT([.C58];[.E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ublateral</text:p>
          </table:table-cell>
          <table:table-cell table:formula="of:=EXACT([.B59];[.C59])" office:value-type="boolean" office:boolean-value="false" calcext:value-type="boolean">
            <text:p>FALSE</text:p>
          </table:table-cell>
          <table:table-cell office:value-type="string" calcext:value-type="string">
            <text:p>Taxis</text:p>
          </table:table-cell>
          <table:table-cell table:formula="of:=EXACT([.C59];[.E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FL</text:p>
          </table:table-cell>
          <table:table-cell table:number-columns-repeated="2" office:value-type="string" calcext:value-type="string">
            <text:p>Avoidance</text:p>
          </table:table-cell>
          <table:table-cell table:formula="of:=EXACT([.B60];[.C60])" office:value-type="boolean" office:boolean-value="true" calcext:value-type="boolean">
            <text:p>TRUE</text:p>
          </table:table-cell>
          <table:table-cell office:value-type="string" calcext:value-type="string">
            <text:p>Avoidance</text:p>
          </table:table-cell>
          <table:table-cell table:formula="of:=EXACT([.C60];[.E6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L</text:p>
          </table:table-cell>
          <table:table-cell table:number-columns-repeated="2" office:value-type="string" calcext:value-type="string">
            <text:p>Lateral</text:p>
          </table:table-cell>
          <table:table-cell table:formula="of:=EXACT([.B61];[.C61])" office:value-type="boolean" office:boolean-value="true" calcext:value-type="boolean">
            <text:p>TRUE</text:p>
          </table:table-cell>
          <table:table-cell office:value-type="string" calcext:value-type="string">
            <text:p>Lateral</text:p>
          </table:table-cell>
          <table:table-cell table:formula="of:=EXACT([.C61];[.E6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H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nterior</text:p>
          </table:table-cell>
          <table:table-cell table:formula="of:=EXACT([.B62];[.C62])" office:value-type="boolean" office:boolean-value="false" calcext:value-type="boolean">
            <text:p>FALSE</text:p>
          </table:table-cell>
          <table:table-cell office:value-type="string" calcext:value-type="string">
            <text:p>Lateral</text:p>
          </table:table-cell>
          <table:table-cell table:formula="of:=EXACT([.C62];[.E6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L</text:p>
          </table:table-cell>
          <table:table-cell table:number-columns-repeated="2" office:value-type="string" calcext:value-type="string">
            <text:p>Lateral</text:p>
          </table:table-cell>
          <table:table-cell table:formula="of:=EXACT([.B63];[.C63])" office:value-type="boolean" office:boolean-value="true" calcext:value-type="boolean">
            <text:p>TRUE</text:p>
          </table:table-cell>
          <table:table-cell office:value-type="string" calcext:value-type="string">
            <text:p>Lateral</text:p>
          </table:table-cell>
          <table:table-cell table:formula="of:=EXACT([.C63];[.E6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PL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64];[.C64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64];[.E6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R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ublateral</text:p>
          </table:table-cell>
          <table:table-cell table:formula="of:=EXACT([.B65];[.C65])" office:value-type="boolean" office:boolean-value="false" calcext:value-type="boolean">
            <text:p>FALSE</text:p>
          </table:table-cell>
          <table:table-cell office:value-type="string" calcext:value-type="string">
            <text:p>Taxis</text:p>
          </table:table-cell>
          <table:table-cell table:formula="of:=EXACT([.C65];[.E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</text:p>
          </table:table-cell>
          <table:table-cell table:number-columns-repeated="2" office:value-type="string" calcext:value-type="string">
            <text:p>Lateral</text:p>
          </table:table-cell>
          <table:table-cell table:formula="of:=EXACT([.B66];[.C66])" office:value-type="boolean" office:boolean-value="true" calcext:value-type="boolean">
            <text:p>TRUE</text:p>
          </table:table-cell>
          <table:table-cell office:value-type="string" calcext:value-type="string">
            <text:p>Lateral</text:p>
          </table:table-cell>
          <table:table-cell table:formula="of:=EXACT([.C66];[.E6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L</text:p>
          </table:table-cell>
          <table:table-cell table:number-columns-repeated="2" office:value-type="string" calcext:value-type="string">
            <text:p>Lateral</text:p>
          </table:table-cell>
          <table:table-cell table:formula="of:=EXACT([.B67];[.C67])" office:value-type="boolean" office:boolean-value="true" calcext:value-type="boolean">
            <text:p>TRUE</text:p>
          </table:table-cell>
          <table:table-cell office:value-type="string" calcext:value-type="string">
            <text:p>Lateral</text:p>
          </table:table-cell>
          <table:table-cell table:formula="of:=EXACT([.C67];[.E6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DL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68];[.C68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68];[.E6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nterior</text:p>
          </table:table-cell>
          <table:table-cell table:formula="of:=EXACT([.B69];[.C69])" office:value-type="boolean" office:boolean-value="false" calcext:value-type="boolean">
            <text:p>FALSE</text:p>
          </table:table-cell>
          <table:table-cell office:value-type="string" calcext:value-type="string">
            <text:p>Anterior</text:p>
          </table:table-cell>
          <table:table-cell table:formula="of:=EXACT([.C69];[.E6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VL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70];[.C70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70];[.E7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ED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71];[.C71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71];[.E7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EL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72];[.C72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72];[.E7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EV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73];[.C73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73];[.E7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L</text:p>
          </table:table-cell>
          <table:table-cell table:number-columns-repeated="2" office:value-type="string" calcext:value-type="string">
            <text:p>Lateral</text:p>
          </table:table-cell>
          <table:table-cell table:formula="of:=EXACT([.B74];[.C74])" office:value-type="boolean" office:boolean-value="true" calcext:value-type="boolean">
            <text:p>TRUE</text:p>
          </table:table-cell>
          <table:table-cell office:value-type="string" calcext:value-type="string">
            <text:p>Lateral</text:p>
          </table:table-cell>
          <table:table-cell table:formula="of:=EXACT([.C74];[.E7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GL</text:p>
          </table:table-cell>
          <table:table-cell table:number-columns-repeated="2" office:value-type="string" calcext:value-type="string">
            <text:p>Sublateral</text:p>
          </table:table-cell>
          <table:table-cell table:formula="of:=EXACT([.B75];[.C75])" office:value-type="boolean" office:boolean-value="true" calcext:value-type="boolean">
            <text:p>TRUE</text:p>
          </table:table-cell>
          <table:table-cell office:value-type="string" calcext:value-type="string">
            <text:p>Sublateral</text:p>
          </table:table-cell>
          <table:table-cell table:formula="of:=EXACT([.C75];[.E7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H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ublateral</text:p>
          </table:table-cell>
          <table:table-cell table:formula="of:=EXACT([.B76];[.C76])" office:value-type="boolean" office:boolean-value="false" calcext:value-type="boolean">
            <text:p>FALSE</text:p>
          </table:table-cell>
          <table:table-cell office:value-type="string" calcext:value-type="string">
            <text:p>Lateral</text:p>
          </table:table-cell>
          <table:table-cell table:formula="of:=EXACT([.C76];[.E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DL</text:p>
          </table:table-cell>
          <table:table-cell table:number-columns-repeated="2" office:value-type="string" calcext:value-type="string">
            <text:p>Lateral</text:p>
          </table:table-cell>
          <table:table-cell table:formula="of:=EXACT([.B77];[.C77])" office:value-type="boolean" office:boolean-value="true" calcext:value-type="boolean">
            <text:p>TRUE</text:p>
          </table:table-cell>
          <table:table-cell office:value-type="string" calcext:value-type="string">
            <text:p>Lateral</text:p>
          </table:table-cell>
          <table:table-cell table:formula="of:=EXACT([.C77];[.E7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VL</text:p>
          </table:table-cell>
          <table:table-cell table:number-columns-repeated="2" office:value-type="string" calcext:value-type="string">
            <text:p>Lateral</text:p>
          </table:table-cell>
          <table:table-cell table:formula="of:=EXACT([.B78];[.C78])" office:value-type="boolean" office:boolean-value="true" calcext:value-type="boolean">
            <text:p>TRUE</text:p>
          </table:table-cell>
          <table:table-cell office:value-type="string" calcext:value-type="string">
            <text:p>Lateral</text:p>
          </table:table-cell>
          <table:table-cell table:formula="of:=EXACT([.C78];[.E7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Q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ublateral</text:p>
          </table:table-cell>
          <table:table-cell table:formula="of:=EXACT([.B79];[.C79])" office:value-type="boolean" office:boolean-value="false" calcext:value-type="boolean">
            <text:p>FALSE</text:p>
          </table:table-cell>
          <table:table-cell office:value-type="string" calcext:value-type="string">
            <text:p>Lateral</text:p>
          </table:table-cell>
          <table:table-cell table:formula="of:=EXACT([.C79];[.E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ADL</text:p>
          </table:table-cell>
          <table:table-cell table:number-columns-repeated="2" office:value-type="string" calcext:value-type="string">
            <text:p>Sublateral</text:p>
          </table:table-cell>
          <table:table-cell table:formula="of:=EXACT([.B80];[.C80])" office:value-type="boolean" office:boolean-value="true" calcext:value-type="boolean">
            <text:p>TRUE</text:p>
          </table:table-cell>
          <table:table-cell office:value-type="string" calcext:value-type="string">
            <text:p>Sublateral</text:p>
          </table:table-cell>
          <table:table-cell table:formula="of:=EXACT([.C80];[.E8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AVL</text:p>
          </table:table-cell>
          <table:table-cell table:number-columns-repeated="2" office:value-type="string" calcext:value-type="string">
            <text:p>Sublateral</text:p>
          </table:table-cell>
          <table:table-cell table:formula="of:=EXACT([.B81];[.C81])" office:value-type="boolean" office:boolean-value="true" calcext:value-type="boolean">
            <text:p>TRUE</text:p>
          </table:table-cell>
          <table:table-cell office:value-type="string" calcext:value-type="string">
            <text:p>Sublateral</text:p>
          </table:table-cell>
          <table:table-cell table:formula="of:=EXACT([.C81];[.E8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DL</text:p>
          </table:table-cell>
          <table:table-cell table:number-columns-repeated="2" office:value-type="string" calcext:value-type="string">
            <text:p>Sublateral</text:p>
          </table:table-cell>
          <table:table-cell table:formula="of:=EXACT([.B82];[.C82])" office:value-type="boolean" office:boolean-value="true" calcext:value-type="boolean">
            <text:p>TRUE</text:p>
          </table:table-cell>
          <table:table-cell office:value-type="string" calcext:value-type="string">
            <text:p>Sublateral</text:p>
          </table:table-cell>
          <table:table-cell table:formula="of:=EXACT([.C82];[.E8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VL</text:p>
          </table:table-cell>
          <table:table-cell table:number-columns-repeated="2" office:value-type="string" calcext:value-type="string">
            <text:p>Sublateral</text:p>
          </table:table-cell>
          <table:table-cell table:formula="of:=EXACT([.B83];[.C83])" office:value-type="boolean" office:boolean-value="true" calcext:value-type="boolean">
            <text:p>TRUE</text:p>
          </table:table-cell>
          <table:table-cell office:value-type="string" calcext:value-type="string">
            <text:p>Sublateral</text:p>
          </table:table-cell>
          <table:table-cell table:formula="of:=EXACT([.C83];[.E8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BDL</text:p>
          </table:table-cell>
          <table:table-cell table:number-columns-repeated="2" office:value-type="string" calcext:value-type="string">
            <text:p>Sublateral</text:p>
          </table:table-cell>
          <table:table-cell table:formula="of:=EXACT([.B84];[.C84])" office:value-type="boolean" office:boolean-value="true" calcext:value-type="boolean">
            <text:p>TRUE</text:p>
          </table:table-cell>
          <table:table-cell office:value-type="string" calcext:value-type="string">
            <text:p>Sublateral</text:p>
          </table:table-cell>
          <table:table-cell table:formula="of:=EXACT([.C84];[.E8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BVL</text:p>
          </table:table-cell>
          <table:table-cell table:number-columns-repeated="2" office:value-type="string" calcext:value-type="string">
            <text:p>Sublateral</text:p>
          </table:table-cell>
          <table:table-cell table:formula="of:=EXACT([.B85];[.C85])" office:value-type="boolean" office:boolean-value="true" calcext:value-type="boolean">
            <text:p>TRUE</text:p>
          </table:table-cell>
          <table:table-cell office:value-type="string" calcext:value-type="string">
            <text:p>Sublateral</text:p>
          </table:table-cell>
          <table:table-cell table:formula="of:=EXACT([.C85];[.E8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DL</text:p>
          </table:table-cell>
          <table:table-cell table:number-columns-repeated="2" office:value-type="string" calcext:value-type="string">
            <text:p>Lateral</text:p>
          </table:table-cell>
          <table:table-cell table:formula="of:=EXACT([.B86];[.C86])" office:value-type="boolean" office:boolean-value="true" calcext:value-type="boolean">
            <text:p>TRUE</text:p>
          </table:table-cell>
          <table:table-cell office:value-type="string" calcext:value-type="string">
            <text:p>Lateral</text:p>
          </table:table-cell>
          <table:table-cell table:formula="of:=EXACT([.C86];[.E8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VL</text:p>
          </table:table-cell>
          <table:table-cell table:number-columns-repeated="2" office:value-type="string" calcext:value-type="string">
            <text:p>Lateral</text:p>
          </table:table-cell>
          <table:table-cell table:formula="of:=EXACT([.B87];[.C87])" office:value-type="boolean" office:boolean-value="true" calcext:value-type="boolean">
            <text:p>TRUE</text:p>
          </table:table-cell>
          <table:table-cell office:value-type="string" calcext:value-type="string">
            <text:p>Lateral</text:p>
          </table:table-cell>
          <table:table-cell table:formula="of:=EXACT([.C87];[.E8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ADL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88];[.C88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88];[.E8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AVL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89];[.C89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89];[.E8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BL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90];[.C90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90];[.E9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ublateral</text:p>
          </table:table-cell>
          <table:table-cell table:formula="of:=EXACT([.B91];[.C91])" office:value-type="boolean" office:boolean-value="false" calcext:value-type="boolean">
            <text:p>FALSE</text:p>
          </table:table-cell>
          <table:table-cell office:value-type="string" calcext:value-type="string">
            <text:p>Taxis</text:p>
          </table:table-cell>
          <table:table-cell table:formula="of:=EXACT([.C91];[.E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YDL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92];[.C92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92];[.E9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YVL</text:p>
          </table:table-cell>
          <table:table-cell table:number-columns-repeated="2" office:value-type="string" calcext:value-type="string">
            <text:p>Anterior</text:p>
          </table:table-cell>
          <table:table-cell table:formula="of:=EXACT([.B93];[.C93])" office:value-type="boolean" office:boolean-value="true" calcext:value-type="boolean">
            <text:p>TRUE</text:p>
          </table:table-cell>
          <table:table-cell office:value-type="string" calcext:value-type="string">
            <text:p>Anterior</text:p>
          </table:table-cell>
          <table:table-cell table:formula="of:=EXACT([.C93];[.E93])" office:value-type="boolean" office:boolean-value="true" calcext:value-type="boolean">
            <text:p>TRUE</text:p>
          </table:table-cell>
          <table:table-cell table:number-columns-repeated="2"/>
        </table:table-row>
      </table:table>
      <table:table table:name="bundles_iter5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DA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DF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DL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FD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A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B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M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N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Y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Z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LM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LN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AQR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SE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SG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SH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SI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SJ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SK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UA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VA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VB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VD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VE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VF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VH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VJ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VK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VM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WA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WB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WC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BAG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BDU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CEP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CEP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DVA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DVC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FLP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IL1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IL1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IL1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IL2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IL2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IL2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OLL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OLQ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OLQ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PVC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PVP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PVQ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IA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IB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RIC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RIF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RIG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IH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IM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IP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IR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RIS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IV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MD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D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ED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E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EV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F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MG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RMH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SAAD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SAAV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SDQ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SIAD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IAV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IBD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IBV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MBD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MBV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MDD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SMDV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URA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URA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URB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URX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URY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URYVL</text:p>
          </table:table-cell>
          <table:table-cell office:value-type="string" calcext:value-type="string">
            <text:p>Anterior</text:p>
          </table:table-cell>
        </table:table-row>
      </table:table>
      <table:table table:name="bundles_iter6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DA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DF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DL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FD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A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B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M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N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Y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Z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LM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LN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AQR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SE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SG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SH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SI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SJ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SK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UA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VA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VB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VD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VE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VF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VH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VJ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VK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VM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WA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WB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WC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BAG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BDU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CEP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CEP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DVA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DVC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FLP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IL1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IL1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IL1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IL2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IL2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IL2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OLL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OLQ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OLQ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PVC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PVP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PVQ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IA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IB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RIC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RIF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RIG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IH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IM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IP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IR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RIS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IV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MD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D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ED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E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EV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F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MG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RMH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SAAD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SAAV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SDQ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IAD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IAV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IBD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IBV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MBD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MBV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MDD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SMDV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URA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URA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URB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URX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URY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URYVL</text:p>
          </table:table-cell>
          <table:table-cell office:value-type="string" calcext:value-type="string">
            <text:p>Anterior</text:p>
          </table:table-cell>
        </table:table-row>
      </table:table>
      <table:table table:name="bundles_iter7" table:style-name="ta1">
        <table:table-column table:style-name="co3" table:number-columns-repeated="2" table:default-cell-style-name="ce25"/>
        <table:table-row table:style-name="ro1">
          <table:table-cell office:value-type="string" calcext:value-type="string">
            <text:p>ADA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DF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DL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FD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A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B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M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N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Y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Z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LM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LN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QR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SE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SG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SH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SI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SJ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SK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UA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VA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VB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VD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VE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VF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VH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VJ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VK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VM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WA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WB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WC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BAG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BDU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CEP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CEP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DVA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DVC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FLP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IL1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IL1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IL1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IL2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IL2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IL2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OLL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OLQ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OLQ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PVC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PVP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PVQ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IA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IB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RIC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RIF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RIG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IH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IM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IP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IR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RIS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IV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MD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D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ED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E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EV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F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MG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MH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SAAD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SAAV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SDQ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IAD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IAV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IBD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IBV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MBD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MBV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MDD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SMDV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URA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URA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URB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URX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URY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URYVL</text:p>
          </table:table-cell>
          <table:table-cell office:value-type="string" calcext:value-type="string">
            <text:p>Anterior</text:p>
          </table:table-cell>
        </table:table-row>
      </table:table>
      <table:table table:name="bundles_iter8" table:style-name="ta1"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ADAL</text:p>
          </table:table-cell>
          <table:table-cell office:value-type="string" calcext:value-type="string">
            <text:p>Lateral</text:p>
          </table:table-cell>
          <table:table-cell table:number-columns-repeated="7"/>
          <table:table-cell office:value-type="string" calcext:value-type="string">
            <text:p>Iter_8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FL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LL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FDL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AL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BL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ML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NL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YL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ZL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ML</text:p>
          </table:table-cell>
          <table:table-cell office:value-type="string" calcext:value-type="string">
            <text:p>Avoid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NL</text:p>
          </table:table-cell>
          <table:table-cell office:value-type="string" calcext:value-type="string">
            <text:p>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QR</text:p>
          </table:table-cell>
          <table:table-cell office:value-type="string" calcext:value-type="string">
            <text:p>Avoid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EL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GL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HL</text:p>
          </table:table-cell>
          <table:table-cell office:value-type="string" calcext:value-type="string">
            <text:p>Avoid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IL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JL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KL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AL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AL</text:p>
          </table:table-cell>
          <table:table-cell office:value-type="string" calcext:value-type="string">
            <text:p>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BL</text:p>
          </table:table-cell>
          <table:table-cell office:value-type="string" calcext:value-type="string">
            <text:p>Avoid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DL</text:p>
          </table:table-cell>
          <table:table-cell office:value-type="string" calcext:value-type="string">
            <text:p>Avoid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L</text:p>
          </table:table-cell>
          <table:table-cell office:value-type="string" calcext:value-type="string">
            <text:p>Lateral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AVFL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HL</text:p>
          </table:table-cell>
          <table:table-cell office:value-type="string" calcext:value-type="string">
            <text:p>Avoid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JL</text:p>
          </table:table-cell>
          <table:table-cell office:value-type="string" calcext:value-type="string">
            <text:p>Avoid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KL</text:p>
          </table:table-cell>
          <table:table-cell office:value-type="string" calcext:value-type="string">
            <text:p>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M</text:p>
          </table:table-cell>
          <table:table-cell office:value-type="string" calcext:value-type="string">
            <text:p>Avoid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WAL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WBL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WCL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>
            <text:p>BAGL</text:p>
          </table:table-cell>
          <table:table-cell office:value-type="string" calcext:value-type="string">
            <text:p>Avoid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DUL</text:p>
          </table:table-cell>
          <table:table-cell office:value-type="string" calcext:value-type="string">
            <text:p>Avoid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PD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PV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VA</text:p>
          </table:table-cell>
          <table:table-cell office:value-type="string" calcext:value-type="string">
            <text:p>Sub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VC</text:p>
          </table:table-cell>
          <table:table-cell office:value-type="string" calcext:value-type="string">
            <text:p>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PL</text:p>
          </table:table-cell>
          <table:table-cell office:value-type="string" calcext:value-type="string">
            <text:p>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1D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1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1V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2D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2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2V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L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QD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QV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VCL</text:p>
          </table:table-cell>
          <table:table-cell office:value-type="string" calcext:value-type="string">
            <text:p>Avoid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VPL</text:p>
          </table:table-cell>
          <table:table-cell office:value-type="string" calcext:value-type="string">
            <text:p>Avoid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VQL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A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BL</text:p>
          </table:table-cell>
          <table:table-cell office:value-type="string" calcext:value-type="string">
            <text:p>Taxis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>
            <text:p>RICL</text:p>
          </table:table-cell>
          <table:table-cell office:value-type="string" calcext:value-type="string">
            <text:p>Sub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Sub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FL</text:p>
          </table:table-cell>
          <table:table-cell office:value-type="string" calcext:value-type="string">
            <text:p>Avoid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L</text:p>
          </table:table-cell>
          <table:table-cell office:value-type="string" calcext:value-type="string">
            <text:p>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H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ML</text:p>
          </table:table-cell>
          <table:table-cell office:value-type="string" calcext:value-type="string">
            <text:p>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P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R</text:p>
          </table:table-cell>
          <table:table-cell office:value-type="string" calcext:value-type="string">
            <text:p>Avoid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S</text:p>
          </table:table-cell>
          <table:table-cell office:value-type="string" calcext:value-type="string">
            <text:p>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VL</text:p>
          </table:table-cell>
          <table:table-cell office:value-type="string" calcext:value-type="string">
            <text:p>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MDD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MD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MDV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MED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ME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MEV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MFL</text:p>
          </table:table-cell>
          <table:table-cell office:value-type="string" calcext:value-type="string">
            <text:p>Lateral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>
            <text:p>RMGL</text:p>
          </table:table-cell>
          <table:table-cell office:value-type="string" calcext:value-type="string">
            <text:p>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MHL</text:p>
          </table:table-cell>
          <table:table-cell office:value-type="string" calcext:value-type="string">
            <text:p>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ADL</text:p>
          </table:table-cell>
          <table:table-cell office:value-type="string" calcext:value-type="string">
            <text:p>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AVL</text:p>
          </table:table-cell>
          <table:table-cell office:value-type="string" calcext:value-type="string">
            <text:p>Lateral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SDQL</text:p>
          </table:table-cell>
          <table:table-cell office:value-type="string" calcext:value-type="string">
            <text:p>Sub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ADL</text:p>
          </table:table-cell>
          <table:table-cell office:value-type="string" calcext:value-type="string">
            <text:p>Sub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AVL</text:p>
          </table:table-cell>
          <table:table-cell office:value-type="string" calcext:value-type="string">
            <text:p>Sub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DL</text:p>
          </table:table-cell>
          <table:table-cell office:value-type="string" calcext:value-type="string">
            <text:p>Sub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VL</text:p>
          </table:table-cell>
          <table:table-cell office:value-type="string" calcext:value-type="string">
            <text:p>Sub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BDL</text:p>
          </table:table-cell>
          <table:table-cell office:value-type="string" calcext:value-type="string">
            <text:p>Sub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BVL</text:p>
          </table:table-cell>
          <table:table-cell office:value-type="string" calcext:value-type="string">
            <text:p>Sub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DDL</text:p>
          </table:table-cell>
          <table:table-cell office:value-type="string" calcext:value-type="string">
            <text:p>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DVL</text:p>
          </table:table-cell>
          <table:table-cell office:value-type="string" calcext:value-type="string">
            <text:p>Late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AD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AV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B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>
            <text:p>URXL</text:p>
          </table:table-cell>
          <table:table-cell office:value-type="string" calcext:value-type="string">
            <text:p>Avoid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YD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YVL</text:p>
          </table:table-cell>
          <table:table-cell office:value-type="string" calcext:value-type="string">
            <text:p>Anterior</text:p>
          </table:table-cell>
          <table:table-cell table:number-columns-repeated="8"/>
        </table:table-row>
      </table:table>
      <table:table table:name="orig_bunldes" table:style-name="ta1">
        <table:table-column table:style-name="co3" table:default-cell-style-name="Default"/>
        <table:table-column table:style-name="co3" table:default-cell-style-name="ce16"/>
        <table:table-row table:style-name="ro1">
          <table:table-cell office:value-type="string" calcext:value-type="string">
            <text:p>ADA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DF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DL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FD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A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B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M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N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Y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Z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LM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LN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AQR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SE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SG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SH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SI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SJ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SK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UA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VA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VB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VD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VE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VF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AVH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VJ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VK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VM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WA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WB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WC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BAG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BDU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CEP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CEP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DVA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DVC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FLP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IL1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IL1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IL1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IL2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IL2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IL2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OLL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OLQ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OLQ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PVC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PVP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PVQ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IA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IBL</text:p>
          </table:table-cell>
          <table:table-cell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RIC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RIFL</text:p>
          </table:table-cell>
          <table:table-cell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RIG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IH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IM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IP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IR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RIS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IV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MD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D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ED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E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EV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RMF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RMG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RMH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AAD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SAAV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SDQ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IAD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IAV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IBD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IBV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MBD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MBV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SMDD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SMDVL</text:p>
          </table:table-cell>
          <table:table-cell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URA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URAV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URB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URXL</text:p>
          </table:table-cell>
          <table:table-cell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URYDL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URYVL</text:p>
          </table:table-cell>
          <table:table-cell office:value-type="string" calcext:value-type="string">
            <text:p>Anterior</text:p>
          </table:table-cell>
        </table:table-row>
      </table:table>
      <table:table table:name="scratch" table:style-name="ta1">
        <table:table-column table:style-name="co3" table:default-cell-style-name="ce25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ADAL</text:p>
          </table:table-cell>
          <table:table-cell office:value-type="string" calcext:value-type="string">
            <text:p>Lateral</text:p>
          </table:table-cell>
          <table:table-cell table:formula="of:=COM.MICROSOFT.SWITCH([.B1];[.$H$3];[.$G$3];[.$H$4];[.$G$4];[.$H$5];[.$G$5];[.$H$6];[.$G$6];[.$H$7];[.$G$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Lateral</text:p>
          </table:table-cell>
          <table:table-cell table:formula="of:=COM.MICROSOFT.SWITCH([.B2];[.$H$3];[.$G$3];[.$H$4];[.$G$4];[.$H$5];[.$G$5];[.$H$6];[.$G$6];[.$H$7];[.$G$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FL</text:p>
          </table:table-cell>
          <table:table-cell office:value-type="string" calcext:value-type="string">
            <text:p>Taxis</text:p>
          </table:table-cell>
          <table:table-cell table:formula="of:=COM.MICROSOFT.SWITCH([.B3];[.$H$3];[.$G$3];[.$H$4];[.$G$4];[.$H$5];[.$G$5];[.$H$6];[.$G$6];[.$H$7];[.$G$7])" office:value-type="float" office:value="3" calcext:value-type="float">
            <text:p>3</text:p>
          </table:table-cell>
          <table:table-cell table:number-columns-repeated="3"/>
          <table:table-cell table:style-name="ce20" office:value-type="float" office:value="0" calcext:value-type="float">
            <text:p>0</text:p>
          </table:table-cell>
          <table:table-cell table:style-name="ce18" office:value-type="string" calcext:value-type="string">
            <text:p>Avoidance</text:p>
          </table:table-cell>
        </table:table-row>
        <table:table-row table:style-name="ro1">
          <table:table-cell office:value-type="string" calcext:value-type="string">
            <text:p>ADLL</text:p>
          </table:table-cell>
          <table:table-cell office:value-type="string" calcext:value-type="string">
            <text:p>Taxis</text:p>
          </table:table-cell>
          <table:table-cell table:formula="of:=COM.MICROSOFT.SWITCH([.B4];[.$H$3];[.$G$3];[.$H$4];[.$G$4];[.$H$5];[.$G$5];[.$H$6];[.$G$6];[.$H$7];[.$G$7])" office:value-type="float" office:value="3" calcext:value-type="float">
            <text:p>3</text:p>
          </table:table-cell>
          <table:table-cell table:number-columns-repeated="3"/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Lateral</text:p>
          </table:table-cell>
        </table:table-row>
        <table:table-row table:style-name="ro1">
          <table:table-cell office:value-type="string" calcext:value-type="string">
            <text:p>AFDL</text:p>
          </table:table-cell>
          <table:table-cell office:value-type="string" calcext:value-type="string">
            <text:p>Taxis</text:p>
          </table:table-cell>
          <table:table-cell table:formula="of:=COM.MICROSOFT.SWITCH([.B5];[.$H$3];[.$G$3];[.$H$4];[.$G$4];[.$H$5];[.$G$5];[.$H$6];[.$G$6];[.$H$7];[.$G$7])" office:value-type="float" office:value="3" calcext:value-type="float">
            <text:p>3</text:p>
          </table:table-cell>
          <table:table-cell table:number-columns-repeated="3"/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Sublateral</text:p>
          </table:table-cell>
        </table:table-row>
        <table:table-row table:style-name="ro1">
          <table:table-cell office:value-type="string" calcext:value-type="string">
            <text:p>AIAL</text:p>
          </table:table-cell>
          <table:table-cell office:value-type="string" calcext:value-type="string">
            <text:p>Taxis</text:p>
          </table:table-cell>
          <table:table-cell table:formula="of:=COM.MICROSOFT.SWITCH([.B6];[.$H$3];[.$G$3];[.$H$4];[.$G$4];[.$H$5];[.$G$5];[.$H$6];[.$G$6];[.$H$7];[.$G$7])" office:value-type="float" office:value="3" calcext:value-type="float">
            <text:p>3</text:p>
          </table:table-cell>
          <table:table-cell table:number-columns-repeated="3"/>
          <table:table-cell table:style-name="ce20" office:value-type="float" office:value="3" calcext:value-type="float">
            <text:p>3</text:p>
          </table:table-cell>
          <table:table-cell table:style-name="ce18" office:value-type="string" calcext:value-type="string">
            <text:p>Taxis</text:p>
          </table:table-cell>
        </table:table-row>
        <table:table-row table:style-name="ro1">
          <table:table-cell office:value-type="string" calcext:value-type="string">
            <text:p>AIBL</text:p>
          </table:table-cell>
          <table:table-cell office:value-type="string" calcext:value-type="string">
            <text:p>Taxis</text:p>
          </table:table-cell>
          <table:table-cell table:formula="of:=COM.MICROSOFT.SWITCH([.B7];[.$H$3];[.$G$3];[.$H$4];[.$G$4];[.$H$5];[.$G$5];[.$H$6];[.$G$6];[.$H$7];[.$G$7])" office:value-type="float" office:value="3" calcext:value-type="float">
            <text:p>3</text:p>
          </table:table-cell>
          <table:table-cell table:number-columns-repeated="3"/>
          <table:table-cell table:style-name="ce20" office:value-type="float" office:value="4" calcext:value-type="float">
            <text:p>4</text:p>
          </table:table-cell>
          <table:table-cell table:style-name="ce18" office:value-type="string" calcext:value-type="string">
            <text:p>Anterior</text:p>
          </table:table-cell>
        </table:table-row>
        <table:table-row table:style-name="ro1">
          <table:table-cell office:value-type="string" calcext:value-type="string">
            <text:p>AIML</text:p>
          </table:table-cell>
          <table:table-cell office:value-type="string" calcext:value-type="string">
            <text:p>Taxis</text:p>
          </table:table-cell>
          <table:table-cell table:formula="of:=COM.MICROSOFT.SWITCH([.B8];[.$H$3];[.$G$3];[.$H$4];[.$G$4];[.$H$5];[.$G$5];[.$H$6];[.$G$6];[.$H$7];[.$G$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NL</text:p>
          </table:table-cell>
          <table:table-cell office:value-type="string" calcext:value-type="string">
            <text:p>Taxis</text:p>
          </table:table-cell>
          <table:table-cell table:formula="of:=COM.MICROSOFT.SWITCH([.B9];[.$H$3];[.$G$3];[.$H$4];[.$G$4];[.$H$5];[.$G$5];[.$H$6];[.$G$6];[.$H$7];[.$G$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YL</text:p>
          </table:table-cell>
          <table:table-cell office:value-type="string" calcext:value-type="string">
            <text:p>Taxis</text:p>
          </table:table-cell>
          <table:table-cell table:formula="of:=COM.MICROSOFT.SWITCH([.B10];[.$H$3];[.$G$3];[.$H$4];[.$G$4];[.$H$5];[.$G$5];[.$H$6];[.$G$6];[.$H$7];[.$G$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ZL</text:p>
          </table:table-cell>
          <table:table-cell office:value-type="string" calcext:value-type="string">
            <text:p>Taxis</text:p>
          </table:table-cell>
          <table:table-cell table:formula="of:=COM.MICROSOFT.SWITCH([.B11];[.$H$3];[.$G$3];[.$H$4];[.$G$4];[.$H$5];[.$G$5];[.$H$6];[.$G$6];[.$H$7];[.$G$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Taxis</text:p>
          </table:table-cell>
          <table:table-cell table:formula="of:=COM.MICROSOFT.SWITCH([.B12];[.$H$3];[.$G$3];[.$H$4];[.$G$4];[.$H$5];[.$G$5];[.$H$6];[.$G$6];[.$H$7];[.$G$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ML</text:p>
          </table:table-cell>
          <table:table-cell office:value-type="string" calcext:value-type="string">
            <text:p>Avoidance</text:p>
          </table:table-cell>
          <table:table-cell table:formula="of:=COM.MICROSOFT.SWITCH([.B13];[.$H$3];[.$G$3];[.$H$4];[.$G$4];[.$H$5];[.$G$5];[.$H$6];[.$G$6];[.$H$7];[.$G$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NL</text:p>
          </table:table-cell>
          <table:table-cell office:value-type="string" calcext:value-type="string">
            <text:p>Lateral</text:p>
          </table:table-cell>
          <table:table-cell table:formula="of:=COM.MICROSOFT.SWITCH([.B14];[.$H$3];[.$G$3];[.$H$4];[.$G$4];[.$H$5];[.$G$5];[.$H$6];[.$G$6];[.$H$7];[.$G$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R</text:p>
          </table:table-cell>
          <table:table-cell office:value-type="string" calcext:value-type="string">
            <text:p>Avoidance</text:p>
          </table:table-cell>
          <table:table-cell table:formula="of:=COM.MICROSOFT.SWITCH([.B15];[.$H$3];[.$G$3];[.$H$4];[.$G$4];[.$H$5];[.$G$5];[.$H$6];[.$G$6];[.$H$7];[.$G$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EL</text:p>
          </table:table-cell>
          <table:table-cell office:value-type="string" calcext:value-type="string">
            <text:p>Taxis</text:p>
          </table:table-cell>
          <table:table-cell table:formula="of:=COM.MICROSOFT.SWITCH([.B16];[.$H$3];[.$G$3];[.$H$4];[.$G$4];[.$H$5];[.$G$5];[.$H$6];[.$G$6];[.$H$7];[.$G$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GL</text:p>
          </table:table-cell>
          <table:table-cell office:value-type="string" calcext:value-type="string">
            <text:p>Taxis</text:p>
          </table:table-cell>
          <table:table-cell table:formula="of:=COM.MICROSOFT.SWITCH([.B17];[.$H$3];[.$G$3];[.$H$4];[.$G$4];[.$H$5];[.$G$5];[.$H$6];[.$G$6];[.$H$7];[.$G$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HL</text:p>
          </table:table-cell>
          <table:table-cell office:value-type="string" calcext:value-type="string">
            <text:p>Avoidance</text:p>
          </table:table-cell>
          <table:table-cell table:formula="of:=COM.MICROSOFT.SWITCH([.B18];[.$H$3];[.$G$3];[.$H$4];[.$G$4];[.$H$5];[.$G$5];[.$H$6];[.$G$6];[.$H$7];[.$G$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IL</text:p>
          </table:table-cell>
          <table:table-cell office:value-type="string" calcext:value-type="string">
            <text:p>Taxis</text:p>
          </table:table-cell>
          <table:table-cell table:formula="of:=COM.MICROSOFT.SWITCH([.B19];[.$H$3];[.$G$3];[.$H$4];[.$G$4];[.$H$5];[.$G$5];[.$H$6];[.$G$6];[.$H$7];[.$G$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JL</text:p>
          </table:table-cell>
          <table:table-cell office:value-type="string" calcext:value-type="string">
            <text:p>Taxis</text:p>
          </table:table-cell>
          <table:table-cell table:formula="of:=COM.MICROSOFT.SWITCH([.B20];[.$H$3];[.$G$3];[.$H$4];[.$G$4];[.$H$5];[.$G$5];[.$H$6];[.$G$6];[.$H$7];[.$G$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KL</text:p>
          </table:table-cell>
          <table:table-cell office:value-type="string" calcext:value-type="string">
            <text:p>Taxis</text:p>
          </table:table-cell>
          <table:table-cell table:formula="of:=COM.MICROSOFT.SWITCH([.B21];[.$H$3];[.$G$3];[.$H$4];[.$G$4];[.$H$5];[.$G$5];[.$H$6];[.$G$6];[.$H$7];[.$G$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AL</text:p>
          </table:table-cell>
          <table:table-cell office:value-type="string" calcext:value-type="string">
            <text:p>Taxis</text:p>
          </table:table-cell>
          <table:table-cell table:formula="of:=COM.MICROSOFT.SWITCH([.B22];[.$H$3];[.$G$3];[.$H$4];[.$G$4];[.$H$5];[.$G$5];[.$H$6];[.$G$6];[.$H$7];[.$G$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AL</text:p>
          </table:table-cell>
          <table:table-cell office:value-type="string" calcext:value-type="string">
            <text:p>Lateral</text:p>
          </table:table-cell>
          <table:table-cell table:formula="of:=COM.MICROSOFT.SWITCH([.B23];[.$H$3];[.$G$3];[.$H$4];[.$G$4];[.$H$5];[.$G$5];[.$H$6];[.$G$6];[.$H$7];[.$G$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BL</text:p>
          </table:table-cell>
          <table:table-cell office:value-type="string" calcext:value-type="string">
            <text:p>Avoidance</text:p>
          </table:table-cell>
          <table:table-cell table:formula="of:=COM.MICROSOFT.SWITCH([.B24];[.$H$3];[.$G$3];[.$H$4];[.$G$4];[.$H$5];[.$G$5];[.$H$6];[.$G$6];[.$H$7];[.$G$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DL</text:p>
          </table:table-cell>
          <table:table-cell office:value-type="string" calcext:value-type="string">
            <text:p>Avoidance</text:p>
          </table:table-cell>
          <table:table-cell table:formula="of:=COM.MICROSOFT.SWITCH([.B25];[.$H$3];[.$G$3];[.$H$4];[.$G$4];[.$H$5];[.$G$5];[.$H$6];[.$G$6];[.$H$7];[.$G$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L</text:p>
          </table:table-cell>
          <table:table-cell office:value-type="string" calcext:value-type="string">
            <text:p>Lateral</text:p>
          </table:table-cell>
          <table:table-cell table:formula="of:=COM.MICROSOFT.SWITCH([.B26];[.$H$3];[.$G$3];[.$H$4];[.$G$4];[.$H$5];[.$G$5];[.$H$6];[.$G$6];[.$H$7];[.$G$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FL</text:p>
          </table:table-cell>
          <table:table-cell office:value-type="string" calcext:value-type="string">
            <text:p>Taxis</text:p>
          </table:table-cell>
          <table:table-cell table:formula="of:=COM.MICROSOFT.SWITCH([.B27];[.$H$3];[.$G$3];[.$H$4];[.$G$4];[.$H$5];[.$G$5];[.$H$6];[.$G$6];[.$H$7];[.$G$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HL</text:p>
          </table:table-cell>
          <table:table-cell office:value-type="string" calcext:value-type="string">
            <text:p>Avoidance</text:p>
          </table:table-cell>
          <table:table-cell table:formula="of:=COM.MICROSOFT.SWITCH([.B28];[.$H$3];[.$G$3];[.$H$4];[.$G$4];[.$H$5];[.$G$5];[.$H$6];[.$G$6];[.$H$7];[.$G$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JL</text:p>
          </table:table-cell>
          <table:table-cell office:value-type="string" calcext:value-type="string">
            <text:p>Avoidance</text:p>
          </table:table-cell>
          <table:table-cell table:formula="of:=COM.MICROSOFT.SWITCH([.B29];[.$H$3];[.$G$3];[.$H$4];[.$G$4];[.$H$5];[.$G$5];[.$H$6];[.$G$6];[.$H$7];[.$G$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KL</text:p>
          </table:table-cell>
          <table:table-cell office:value-type="string" calcext:value-type="string">
            <text:p>Lateral</text:p>
          </table:table-cell>
          <table:table-cell table:formula="of:=COM.MICROSOFT.SWITCH([.B30];[.$H$3];[.$G$3];[.$H$4];[.$G$4];[.$H$5];[.$G$5];[.$H$6];[.$G$6];[.$H$7];[.$G$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Lateral</text:p>
          </table:table-cell>
          <table:table-cell table:formula="of:=COM.MICROSOFT.SWITCH([.B31];[.$H$3];[.$G$3];[.$H$4];[.$G$4];[.$H$5];[.$G$5];[.$H$6];[.$G$6];[.$H$7];[.$G$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M</text:p>
          </table:table-cell>
          <table:table-cell office:value-type="string" calcext:value-type="string">
            <text:p>Avoidance</text:p>
          </table:table-cell>
          <table:table-cell table:formula="of:=COM.MICROSOFT.SWITCH([.B32];[.$H$3];[.$G$3];[.$H$4];[.$G$4];[.$H$5];[.$G$5];[.$H$6];[.$G$6];[.$H$7];[.$G$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AL</text:p>
          </table:table-cell>
          <table:table-cell office:value-type="string" calcext:value-type="string">
            <text:p>Taxis</text:p>
          </table:table-cell>
          <table:table-cell table:formula="of:=COM.MICROSOFT.SWITCH([.B33];[.$H$3];[.$G$3];[.$H$4];[.$G$4];[.$H$5];[.$G$5];[.$H$6];[.$G$6];[.$H$7];[.$G$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BL</text:p>
          </table:table-cell>
          <table:table-cell office:value-type="string" calcext:value-type="string">
            <text:p>Taxis</text:p>
          </table:table-cell>
          <table:table-cell table:formula="of:=COM.MICROSOFT.SWITCH([.B34];[.$H$3];[.$G$3];[.$H$4];[.$G$4];[.$H$5];[.$G$5];[.$H$6];[.$G$6];[.$H$7];[.$G$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CL</text:p>
          </table:table-cell>
          <table:table-cell office:value-type="string" calcext:value-type="string">
            <text:p>Taxis</text:p>
          </table:table-cell>
          <table:table-cell table:formula="of:=COM.MICROSOFT.SWITCH([.B35];[.$H$3];[.$G$3];[.$H$4];[.$G$4];[.$H$5];[.$G$5];[.$H$6];[.$G$6];[.$H$7];[.$G$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GL</text:p>
          </table:table-cell>
          <table:table-cell office:value-type="string" calcext:value-type="string">
            <text:p>Avoidance</text:p>
          </table:table-cell>
          <table:table-cell table:formula="of:=COM.MICROSOFT.SWITCH([.B36];[.$H$3];[.$G$3];[.$H$4];[.$G$4];[.$H$5];[.$G$5];[.$H$6];[.$G$6];[.$H$7];[.$G$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UL</text:p>
          </table:table-cell>
          <table:table-cell office:value-type="string" calcext:value-type="string">
            <text:p>Avoidance</text:p>
          </table:table-cell>
          <table:table-cell table:formula="of:=COM.MICROSOFT.SWITCH([.B37];[.$H$3];[.$G$3];[.$H$4];[.$G$4];[.$H$5];[.$G$5];[.$H$6];[.$G$6];[.$H$7];[.$G$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PDL</text:p>
          </table:table-cell>
          <table:table-cell office:value-type="string" calcext:value-type="string">
            <text:p>Anterior</text:p>
          </table:table-cell>
          <table:table-cell table:formula="of:=COM.MICROSOFT.SWITCH([.B38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PVL</text:p>
          </table:table-cell>
          <table:table-cell office:value-type="string" calcext:value-type="string">
            <text:p>Anterior</text:p>
          </table:table-cell>
          <table:table-cell table:formula="of:=COM.MICROSOFT.SWITCH([.B39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VA</text:p>
          </table:table-cell>
          <table:table-cell office:value-type="string" calcext:value-type="string">
            <text:p>Sublateral</text:p>
          </table:table-cell>
          <table:table-cell table:formula="of:=COM.MICROSOFT.SWITCH([.B40];[.$H$3];[.$G$3];[.$H$4];[.$G$4];[.$H$5];[.$G$5];[.$H$6];[.$G$6];[.$H$7];[.$G$7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VC</text:p>
          </table:table-cell>
          <table:table-cell office:value-type="string" calcext:value-type="string">
            <text:p>Lateral</text:p>
          </table:table-cell>
          <table:table-cell table:formula="of:=COM.MICROSOFT.SWITCH([.B41];[.$H$3];[.$G$3];[.$H$4];[.$G$4];[.$H$5];[.$G$5];[.$H$6];[.$G$6];[.$H$7];[.$G$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PL</text:p>
          </table:table-cell>
          <table:table-cell office:value-type="string" calcext:value-type="string">
            <text:p>Lateral</text:p>
          </table:table-cell>
          <table:table-cell table:formula="of:=COM.MICROSOFT.SWITCH([.B42];[.$H$3];[.$G$3];[.$H$4];[.$G$4];[.$H$5];[.$G$5];[.$H$6];[.$G$6];[.$H$7];[.$G$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1DL</text:p>
          </table:table-cell>
          <table:table-cell office:value-type="string" calcext:value-type="string">
            <text:p>Anterior</text:p>
          </table:table-cell>
          <table:table-cell table:formula="of:=COM.MICROSOFT.SWITCH([.B43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1L</text:p>
          </table:table-cell>
          <table:table-cell office:value-type="string" calcext:value-type="string">
            <text:p>Anterior</text:p>
          </table:table-cell>
          <table:table-cell table:formula="of:=COM.MICROSOFT.SWITCH([.B44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1VL</text:p>
          </table:table-cell>
          <table:table-cell office:value-type="string" calcext:value-type="string">
            <text:p>Anterior</text:p>
          </table:table-cell>
          <table:table-cell table:formula="of:=COM.MICROSOFT.SWITCH([.B45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2DL</text:p>
          </table:table-cell>
          <table:table-cell office:value-type="string" calcext:value-type="string">
            <text:p>Anterior</text:p>
          </table:table-cell>
          <table:table-cell table:formula="of:=COM.MICROSOFT.SWITCH([.B46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2L</text:p>
          </table:table-cell>
          <table:table-cell office:value-type="string" calcext:value-type="string">
            <text:p>Anterior</text:p>
          </table:table-cell>
          <table:table-cell table:formula="of:=COM.MICROSOFT.SWITCH([.B47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2VL</text:p>
          </table:table-cell>
          <table:table-cell office:value-type="string" calcext:value-type="string">
            <text:p>Anterior</text:p>
          </table:table-cell>
          <table:table-cell table:formula="of:=COM.MICROSOFT.SWITCH([.B48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LL</text:p>
          </table:table-cell>
          <table:table-cell office:value-type="string" calcext:value-type="string">
            <text:p>Anterior</text:p>
          </table:table-cell>
          <table:table-cell table:formula="of:=COM.MICROSOFT.SWITCH([.B49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QDL</text:p>
          </table:table-cell>
          <table:table-cell office:value-type="string" calcext:value-type="string">
            <text:p>Anterior</text:p>
          </table:table-cell>
          <table:table-cell table:formula="of:=COM.MICROSOFT.SWITCH([.B50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QVL</text:p>
          </table:table-cell>
          <table:table-cell office:value-type="string" calcext:value-type="string">
            <text:p>Anterior</text:p>
          </table:table-cell>
          <table:table-cell table:formula="of:=COM.MICROSOFT.SWITCH([.B51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CL</text:p>
          </table:table-cell>
          <table:table-cell office:value-type="string" calcext:value-type="string">
            <text:p>Avoidance</text:p>
          </table:table-cell>
          <table:table-cell table:formula="of:=COM.MICROSOFT.SWITCH([.B52];[.$H$3];[.$G$3];[.$H$4];[.$G$4];[.$H$5];[.$G$5];[.$H$6];[.$G$6];[.$H$7];[.$G$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PL</text:p>
          </table:table-cell>
          <table:table-cell office:value-type="string" calcext:value-type="string">
            <text:p>Avoidance</text:p>
          </table:table-cell>
          <table:table-cell table:formula="of:=COM.MICROSOFT.SWITCH([.B53];[.$H$3];[.$G$3];[.$H$4];[.$G$4];[.$H$5];[.$G$5];[.$H$6];[.$G$6];[.$H$7];[.$G$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QL</text:p>
          </table:table-cell>
          <table:table-cell office:value-type="string" calcext:value-type="string">
            <text:p>Taxis</text:p>
          </table:table-cell>
          <table:table-cell table:formula="of:=COM.MICROSOFT.SWITCH([.B54];[.$H$3];[.$G$3];[.$H$4];[.$G$4];[.$H$5];[.$G$5];[.$H$6];[.$G$6];[.$H$7];[.$G$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Lateral</text:p>
          </table:table-cell>
          <table:table-cell table:formula="of:=COM.MICROSOFT.SWITCH([.B55];[.$H$3];[.$G$3];[.$H$4];[.$G$4];[.$H$5];[.$G$5];[.$H$6];[.$G$6];[.$H$7];[.$G$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AL</text:p>
          </table:table-cell>
          <table:table-cell office:value-type="string" calcext:value-type="string">
            <text:p>Anterior</text:p>
          </table:table-cell>
          <table:table-cell table:formula="of:=COM.MICROSOFT.SWITCH([.B56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BL</text:p>
          </table:table-cell>
          <table:table-cell office:value-type="string" calcext:value-type="string">
            <text:p>Taxis</text:p>
          </table:table-cell>
          <table:table-cell table:formula="of:=COM.MICROSOFT.SWITCH([.B57];[.$H$3];[.$G$3];[.$H$4];[.$G$4];[.$H$5];[.$G$5];[.$H$6];[.$G$6];[.$H$7];[.$G$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L</text:p>
          </table:table-cell>
          <table:table-cell office:value-type="string" calcext:value-type="string">
            <text:p>Sublateral</text:p>
          </table:table-cell>
          <table:table-cell table:formula="of:=COM.MICROSOFT.SWITCH([.B58];[.$H$3];[.$G$3];[.$H$4];[.$G$4];[.$H$5];[.$G$5];[.$H$6];[.$G$6];[.$H$7];[.$G$7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Sublateral</text:p>
          </table:table-cell>
          <table:table-cell table:formula="of:=COM.MICROSOFT.SWITCH([.B59];[.$H$3];[.$G$3];[.$H$4];[.$G$4];[.$H$5];[.$G$5];[.$H$6];[.$G$6];[.$H$7];[.$G$7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L</text:p>
          </table:table-cell>
          <table:table-cell office:value-type="string" calcext:value-type="string">
            <text:p>Avoidance</text:p>
          </table:table-cell>
          <table:table-cell table:formula="of:=COM.MICROSOFT.SWITCH([.B60];[.$H$3];[.$G$3];[.$H$4];[.$G$4];[.$H$5];[.$G$5];[.$H$6];[.$G$6];[.$H$7];[.$G$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L</text:p>
          </table:table-cell>
          <table:table-cell office:value-type="string" calcext:value-type="string">
            <text:p>Lateral</text:p>
          </table:table-cell>
          <table:table-cell table:formula="of:=COM.MICROSOFT.SWITCH([.B61];[.$H$3];[.$G$3];[.$H$4];[.$G$4];[.$H$5];[.$G$5];[.$H$6];[.$G$6];[.$H$7];[.$G$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H</text:p>
          </table:table-cell>
          <table:table-cell office:value-type="string" calcext:value-type="string">
            <text:p>Anterior</text:p>
          </table:table-cell>
          <table:table-cell table:formula="of:=COM.MICROSOFT.SWITCH([.B62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ML</text:p>
          </table:table-cell>
          <table:table-cell office:value-type="string" calcext:value-type="string">
            <text:p>Lateral</text:p>
          </table:table-cell>
          <table:table-cell table:formula="of:=COM.MICROSOFT.SWITCH([.B63];[.$H$3];[.$G$3];[.$H$4];[.$G$4];[.$H$5];[.$G$5];[.$H$6];[.$G$6];[.$H$7];[.$G$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PL</text:p>
          </table:table-cell>
          <table:table-cell office:value-type="string" calcext:value-type="string">
            <text:p>Anterior</text:p>
          </table:table-cell>
          <table:table-cell table:formula="of:=COM.MICROSOFT.SWITCH([.B64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R</text:p>
          </table:table-cell>
          <table:table-cell office:value-type="string" calcext:value-type="string">
            <text:p>Taxis</text:p>
          </table:table-cell>
          <table:table-cell table:formula="of:=COM.MICROSOFT.SWITCH([.B65];[.$H$3];[.$G$3];[.$H$4];[.$G$4];[.$H$5];[.$G$5];[.$H$6];[.$G$6];[.$H$7];[.$G$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S</text:p>
          </table:table-cell>
          <table:table-cell office:value-type="string" calcext:value-type="string">
            <text:p>Lateral</text:p>
          </table:table-cell>
          <table:table-cell table:formula="of:=COM.MICROSOFT.SWITCH([.B66];[.$H$3];[.$G$3];[.$H$4];[.$G$4];[.$H$5];[.$G$5];[.$H$6];[.$G$6];[.$H$7];[.$G$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L</text:p>
          </table:table-cell>
          <table:table-cell office:value-type="string" calcext:value-type="string">
            <text:p>Lateral</text:p>
          </table:table-cell>
          <table:table-cell table:formula="of:=COM.MICROSOFT.SWITCH([.B67];[.$H$3];[.$G$3];[.$H$4];[.$G$4];[.$H$5];[.$G$5];[.$H$6];[.$G$6];[.$H$7];[.$G$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DL</text:p>
          </table:table-cell>
          <table:table-cell office:value-type="string" calcext:value-type="string">
            <text:p>Anterior</text:p>
          </table:table-cell>
          <table:table-cell table:formula="of:=COM.MICROSOFT.SWITCH([.B68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L</text:p>
          </table:table-cell>
          <table:table-cell office:value-type="string" calcext:value-type="string">
            <text:p>Anterior</text:p>
          </table:table-cell>
          <table:table-cell table:formula="of:=COM.MICROSOFT.SWITCH([.B69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VL</text:p>
          </table:table-cell>
          <table:table-cell office:value-type="string" calcext:value-type="string">
            <text:p>Anterior</text:p>
          </table:table-cell>
          <table:table-cell table:formula="of:=COM.MICROSOFT.SWITCH([.B70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ED</text:p>
          </table:table-cell>
          <table:table-cell office:value-type="string" calcext:value-type="string">
            <text:p>Anterior</text:p>
          </table:table-cell>
          <table:table-cell table:formula="of:=COM.MICROSOFT.SWITCH([.B71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EL</text:p>
          </table:table-cell>
          <table:table-cell office:value-type="string" calcext:value-type="string">
            <text:p>Anterior</text:p>
          </table:table-cell>
          <table:table-cell table:formula="of:=COM.MICROSOFT.SWITCH([.B72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EV</text:p>
          </table:table-cell>
          <table:table-cell office:value-type="string" calcext:value-type="string">
            <text:p>Anterior</text:p>
          </table:table-cell>
          <table:table-cell table:formula="of:=COM.MICROSOFT.SWITCH([.B73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FL</text:p>
          </table:table-cell>
          <table:table-cell office:value-type="string" calcext:value-type="string">
            <text:p>Lateral</text:p>
          </table:table-cell>
          <table:table-cell table:formula="of:=COM.MICROSOFT.SWITCH([.B74];[.$H$3];[.$G$3];[.$H$4];[.$G$4];[.$H$5];[.$G$5];[.$H$6];[.$G$6];[.$H$7];[.$G$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GL</text:p>
          </table:table-cell>
          <table:table-cell office:value-type="string" calcext:value-type="string">
            <text:p>Lateral</text:p>
          </table:table-cell>
          <table:table-cell table:formula="of:=COM.MICROSOFT.SWITCH([.B75];[.$H$3];[.$G$3];[.$H$4];[.$G$4];[.$H$5];[.$G$5];[.$H$6];[.$G$6];[.$H$7];[.$G$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HL</text:p>
          </table:table-cell>
          <table:table-cell office:value-type="string" calcext:value-type="string">
            <text:p>Lateral</text:p>
          </table:table-cell>
          <table:table-cell table:formula="of:=COM.MICROSOFT.SWITCH([.B76];[.$H$3];[.$G$3];[.$H$4];[.$G$4];[.$H$5];[.$G$5];[.$H$6];[.$G$6];[.$H$7];[.$G$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ADL</text:p>
          </table:table-cell>
          <table:table-cell office:value-type="string" calcext:value-type="string">
            <text:p>Lateral</text:p>
          </table:table-cell>
          <table:table-cell table:formula="of:=COM.MICROSOFT.SWITCH([.B77];[.$H$3];[.$G$3];[.$H$4];[.$G$4];[.$H$5];[.$G$5];[.$H$6];[.$G$6];[.$H$7];[.$G$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AVL</text:p>
          </table:table-cell>
          <table:table-cell office:value-type="string" calcext:value-type="string">
            <text:p>Lateral</text:p>
          </table:table-cell>
          <table:table-cell table:formula="of:=COM.MICROSOFT.SWITCH([.B78];[.$H$3];[.$G$3];[.$H$4];[.$G$4];[.$H$5];[.$G$5];[.$H$6];[.$G$6];[.$H$7];[.$G$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QL</text:p>
          </table:table-cell>
          <table:table-cell office:value-type="string" calcext:value-type="string">
            <text:p>Sublateral</text:p>
          </table:table-cell>
          <table:table-cell table:formula="of:=COM.MICROSOFT.SWITCH([.B79];[.$H$3];[.$G$3];[.$H$4];[.$G$4];[.$H$5];[.$G$5];[.$H$6];[.$G$6];[.$H$7];[.$G$7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ADL</text:p>
          </table:table-cell>
          <table:table-cell office:value-type="string" calcext:value-type="string">
            <text:p>Sublateral</text:p>
          </table:table-cell>
          <table:table-cell table:formula="of:=COM.MICROSOFT.SWITCH([.B80];[.$H$3];[.$G$3];[.$H$4];[.$G$4];[.$H$5];[.$G$5];[.$H$6];[.$G$6];[.$H$7];[.$G$7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AVL</text:p>
          </table:table-cell>
          <table:table-cell office:value-type="string" calcext:value-type="string">
            <text:p>Sublateral</text:p>
          </table:table-cell>
          <table:table-cell table:formula="of:=COM.MICROSOFT.SWITCH([.B81];[.$H$3];[.$G$3];[.$H$4];[.$G$4];[.$H$5];[.$G$5];[.$H$6];[.$G$6];[.$H$7];[.$G$7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BDL</text:p>
          </table:table-cell>
          <table:table-cell office:value-type="string" calcext:value-type="string">
            <text:p>Sublateral</text:p>
          </table:table-cell>
          <table:table-cell table:formula="of:=COM.MICROSOFT.SWITCH([.B82];[.$H$3];[.$G$3];[.$H$4];[.$G$4];[.$H$5];[.$G$5];[.$H$6];[.$G$6];[.$H$7];[.$G$7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BVL</text:p>
          </table:table-cell>
          <table:table-cell office:value-type="string" calcext:value-type="string">
            <text:p>Sublateral</text:p>
          </table:table-cell>
          <table:table-cell table:formula="of:=COM.MICROSOFT.SWITCH([.B83];[.$H$3];[.$G$3];[.$H$4];[.$G$4];[.$H$5];[.$G$5];[.$H$6];[.$G$6];[.$H$7];[.$G$7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BDL</text:p>
          </table:table-cell>
          <table:table-cell office:value-type="string" calcext:value-type="string">
            <text:p>Sublateral</text:p>
          </table:table-cell>
          <table:table-cell table:formula="of:=COM.MICROSOFT.SWITCH([.B84];[.$H$3];[.$G$3];[.$H$4];[.$G$4];[.$H$5];[.$G$5];[.$H$6];[.$G$6];[.$H$7];[.$G$7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BVL</text:p>
          </table:table-cell>
          <table:table-cell office:value-type="string" calcext:value-type="string">
            <text:p>Sublateral</text:p>
          </table:table-cell>
          <table:table-cell table:formula="of:=COM.MICROSOFT.SWITCH([.B85];[.$H$3];[.$G$3];[.$H$4];[.$G$4];[.$H$5];[.$G$5];[.$H$6];[.$G$6];[.$H$7];[.$G$7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DDL</text:p>
          </table:table-cell>
          <table:table-cell office:value-type="string" calcext:value-type="string">
            <text:p>Lateral</text:p>
          </table:table-cell>
          <table:table-cell table:formula="of:=COM.MICROSOFT.SWITCH([.B86];[.$H$3];[.$G$3];[.$H$4];[.$G$4];[.$H$5];[.$G$5];[.$H$6];[.$G$6];[.$H$7];[.$G$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DVL</text:p>
          </table:table-cell>
          <table:table-cell office:value-type="string" calcext:value-type="string">
            <text:p>Lateral</text:p>
          </table:table-cell>
          <table:table-cell table:formula="of:=COM.MICROSOFT.SWITCH([.B87];[.$H$3];[.$G$3];[.$H$4];[.$G$4];[.$H$5];[.$G$5];[.$H$6];[.$G$6];[.$H$7];[.$G$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ADL</text:p>
          </table:table-cell>
          <table:table-cell office:value-type="string" calcext:value-type="string">
            <text:p>Anterior</text:p>
          </table:table-cell>
          <table:table-cell table:formula="of:=COM.MICROSOFT.SWITCH([.B88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AVL</text:p>
          </table:table-cell>
          <table:table-cell office:value-type="string" calcext:value-type="string">
            <text:p>Anterior</text:p>
          </table:table-cell>
          <table:table-cell table:formula="of:=COM.MICROSOFT.SWITCH([.B89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BL</text:p>
          </table:table-cell>
          <table:table-cell office:value-type="string" calcext:value-type="string">
            <text:p>Anterior</text:p>
          </table:table-cell>
          <table:table-cell table:formula="of:=COM.MICROSOFT.SWITCH([.B90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XL</text:p>
          </table:table-cell>
          <table:table-cell office:value-type="string" calcext:value-type="string">
            <text:p>Avoidance</text:p>
          </table:table-cell>
          <table:table-cell table:formula="of:=COM.MICROSOFT.SWITCH([.B91];[.$H$3];[.$G$3];[.$H$4];[.$G$4];[.$H$5];[.$G$5];[.$H$6];[.$G$6];[.$H$7];[.$G$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YDL</text:p>
          </table:table-cell>
          <table:table-cell office:value-type="string" calcext:value-type="string">
            <text:p>Anterior</text:p>
          </table:table-cell>
          <table:table-cell table:formula="of:=COM.MICROSOFT.SWITCH([.B92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YVL</text:p>
          </table:table-cell>
          <table:table-cell office:value-type="string" calcext:value-type="string">
            <text:p>Anterior</text:p>
          </table:table-cell>
          <table:table-cell table:formula="of:=COM.MICROSOFT.SWITCH([.B93];[.$H$3];[.$G$3];[.$H$4];[.$G$4];[.$H$5];[.$G$5];[.$H$6];[.$G$6];[.$H$7];[.$G$7])" office:value-type="float" office:value="4" calcext:value-type="float">
            <text:p>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20:18:49.583894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7T00:03:10.445868591</dc:date>
    <meta:editing-duration>P4DT9H48M20S</meta:editing-duration>
    <meta:editing-cycles>15</meta:editing-cycles>
    <meta:generator>LibreOffice/6.0.7.3$Linux_X86_64 LibreOffice_project/00m0$Build-3</meta:generator>
    <meta:document-statistic meta:table-count="10" meta:cell-count="3332" meta:object-count="0"/>
  </office:meta>
</office:document-meta>
</file>